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5000003D4E6B1436C1FAE328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4000" draw:textarea-horizontal-align="justify" draw:textarea-vertical-align="middle" draw:auto-grow-height="false" fo:min-height="1.109cm" fo:min-width="1.41cm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1.109cm" fo:min-width="1.411cm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1.109cm" fo:min-width="1.41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5" draw:marker-end-width="0.3cm" draw:fill="solid" draw:textarea-vertical-align="middle"/>
    </style:style>
    <style:style style:name="gr6" style:family="graphic" style:parent-style-name="standard">
      <style:graphic-properties draw:stroke="none" draw:fill="none" fo:min-height="0.789cm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solid" draw:textarea-vertical-align="middle"/>
    </style:style>
    <style:style style:name="gr8" style:family="graphic" style:parent-style-name="objectwithoutfill">
      <style:graphic-properties draw:marker-end="Arrowheads_20_7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0.701cm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solid" draw:textarea-vertical-align="middle"/>
    </style:style>
    <style:style style:name="gr11" style:family="graphic" style:parent-style-name="objectwithoutfill">
      <style:graphic-properties draw:marker-end="Arrowheads_20_9" draw:marker-end-width="0.3cm" draw:fill="solid" draw:textarea-vertical-align="middle"/>
    </style:style>
    <style:style style:name="gr12" style:family="graphic" style:parent-style-name="objectwithoutfill">
      <style:graphic-properties draw:marker-end="Arrowheads_20_10" draw:marker-end-width="0.3cm" draw:fill="solid" draw:textarea-vertical-align="middle"/>
    </style:style>
    <style:style style:name="gr13" style:family="graphic" style:parent-style-name="standard">
      <style:graphic-properties draw:stroke="none" draw:fill="none" fo:min-height="0.395cm"/>
      <style:paragraph-properties style:writing-mode="lr-tb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standard">
      <style:graphic-properties draw:stroke="none" draw:fill="none" fo:min-height="0.634cm"/>
      <style:paragraph-properties style:writing-mode="lr-tb"/>
    </style:style>
    <style:style style:name="gr16" style:family="graphic" style:parent-style-name="standard">
      <style:graphic-properties draw:stroke="none" draw:fill="none" fo:min-height="0.674cm"/>
      <style:paragraph-properties style:writing-mode="lr-tb"/>
    </style:style>
    <style:style style:name="gr17" style:family="graphic" style:parent-style-name="standard">
      <style:graphic-properties draw:stroke="none" draw:fill="none" fo:min-height="0.51cm"/>
      <style:paragraph-properties style:writing-mode="lr-tb"/>
    </style:style>
    <style:style style:name="gr18" style:family="graphic" style:parent-style-name="standard">
      <style:graphic-properties draw:stroke="none" draw:fill="none" fo:min-height="0.586cm"/>
      <style:paragraph-properties style:writing-mode="lr-tb"/>
    </style:style>
    <style:style style:name="gr19" style:family="graphic" style:parent-style-name="objectwithoutfill">
      <style:graphic-properties draw:marker-end="Arrowheads_20_15" draw:marker-end-width="0.3cm" draw:fill="solid" draw:textarea-vertical-align="middle"/>
    </style:style>
    <style:style style:name="gr20" style:family="graphic" style:parent-style-name="standard">
      <style:graphic-properties draw:stroke="none" draw:fill="none" fo:min-height="0.614cm"/>
      <style:paragraph-properties style:writing-mode="lr-tb"/>
    </style:style>
    <style:style style:name="gr21" style:family="graphic" style:parent-style-name="standard">
      <style:graphic-properties draw:stroke="none" draw:fill="none" fo:min-height="0.69cm"/>
      <style:paragraph-properties style:writing-mode="lr-tb"/>
    </style:style>
    <style:style style:name="gr22" style:family="graphic" style:parent-style-name="objectwithoutfill">
      <style:graphic-properties draw:marker-end="Arrowheads_20_19" draw:marker-end-width="0.3cm" draw:fill="solid" draw:textarea-vertical-align="middle"/>
    </style:style>
    <style:style style:name="gr23" style:family="graphic" style:parent-style-name="objectwithoutfill">
      <style:graphic-properties draw:marker-end="Arrowheads_20_20" draw:marker-end-width="0.3cm" draw:fill="solid" draw:textarea-vertical-align="middle"/>
    </style:style>
    <style:style style:name="gr24" style:family="graphic" style:parent-style-name="objectwithoutfill">
      <style:graphic-properties draw:marker-end="Arrowheads_20_21" draw:marker-end-width="0.3cm" draw:fill="solid" draw:textarea-vertical-align="middle"/>
    </style:style>
    <style:style style:name="gr25" style:family="graphic" style:parent-style-name="objectwithoutfill">
      <style:graphic-properties draw:marker-end="Arrowheads_20_22" draw:marker-end-width="0.3cm" draw:fill="solid" draw:textarea-vertical-align="middle"/>
    </style:style>
    <style:style style:name="gr26" style:family="graphic" style:parent-style-name="objectwithoutfill">
      <style:graphic-properties draw:marker-end="Arrowheads_20_23" draw:marker-end-width="0.3cm" draw:fill="solid" draw:textarea-vertical-align="middle"/>
    </style:style>
    <style:style style:name="gr27" style:family="graphic" style:parent-style-name="objectwithoutfill">
      <style:graphic-properties draw:marker-end="Arrowheads_20_24" draw:marker-end-width="0.3cm" draw:fill="solid" draw:textarea-vertical-align="middle"/>
    </style:style>
    <style:style style:name="gr28" style:family="graphic" style:parent-style-name="objectwithoutfill">
      <style:graphic-properties draw:marker-end="Arrowheads_20_25" draw:marker-end-width="0.3cm" draw:fill="solid" draw:textarea-vertical-align="middle"/>
    </style:style>
    <style:style style:name="gr29" style:family="graphic" style:parent-style-name="standard">
      <style:graphic-properties draw:stroke="none" draw:fill="none" fo:min-height="0.396cm"/>
      <style:paragraph-properties style:writing-mode="lr-tb"/>
    </style:style>
    <style:style style:name="gr30" style:family="graphic" style:parent-style-name="objectwithoutfill">
      <style:graphic-properties draw:marker-end="Arrowheads_20_26" draw:marker-end-width="0.3cm" draw:fill="solid" draw:textarea-vertical-align="middle"/>
    </style:style>
    <style:style style:name="gr31" style:family="graphic" style:parent-style-name="objectwithoutfill">
      <style:graphic-properties draw:marker-end="Arrowheads_20_27" draw:marker-end-width="0.3cm" draw:fill="solid" draw:textarea-vertical-align="middle"/>
    </style:style>
    <style:style style:name="gr32" style:family="graphic" style:parent-style-name="objectwithoutfill">
      <style:graphic-properties draw:marker-end="Arrowheads_20_29" draw:marker-end-width="0.3cm" draw:fill="solid" draw:textarea-vertical-align="middle"/>
    </style:style>
    <style:style style:name="P1" style:family="paragraph">
      <loext:graphic-properties draw:fill-color="#ff4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1.921cm" svg:x="14.1cm" svg:y="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013cm" svg:y="6.8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927cm" svg:y="10.1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7cm" svg:height="1.921cm" svg:x="14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3.913cm" svg:y="20.9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827cm" svg:y="24.2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2cm" svg:y="4.2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5" draw:text-style-name="P3" draw:layer="layout" svg:x1="6.1cm" svg:y1="6.3cm" svg:x2="13.6cm" svg:y2="4.3cm">
          <text:p/>
        </draw:line>
        <draw:frame draw:style-name="gr4" draw:text-style-name="P2" draw:layer="layout" svg:width="6.3cm" svg:height="5.643cm" svg:x="1.1cm" svg:y="19.0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6" draw:text-style-name="P4" draw:layer="layout" svg:width="7.389cm" svg:height="1.039cm" draw:transform="rotate (0.28309240467348) translate (6.1cm 4.902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-</text:span><text:span text:style-name="T1">O</text:span><text:span text:style-name="T1">F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text:span text:style-name="T1"> </text:span><text:span text:style-name="T1">(</text:span><text:span text:style-name="T1">3</text:span><text:span text:style-name="T1">)</text:span></text:p>
          </draw:text-box>
        </draw:frame>
        <draw:line draw:style-name="gr7" draw:text-style-name="P3" draw:layer="layout" svg:x1="7.4cm" svg:y1="8cm" svg:x2="13.9cm" svg:y2="7.8cm">
          <text:p/>
        </draw:line>
        <draw:line draw:style-name="gr8" draw:text-style-name="P3" draw:layer="layout" svg:x1="6.8cm" svg:y1="9.6cm" svg:x2="13.5cm" svg:y2="11.6cm">
          <text:p/>
        </draw:line>
        <draw:frame draw:style-name="gr6" draw:text-style-name="P4" draw:layer="layout" svg:width="6.916cm" svg:height="1.039cm" draw:transform="rotate (0.040317105721069) translate (6.768cm 6.642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-</text:span><text:span text:style-name="T1">O</text:span><text:span text:style-name="T1">F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text:span text:style-name="T1"> </text:span><text:span text:style-name="T1">(</text:span><text:span text:style-name="T1">3</text:span><text:span text:style-name="T1">)</text:span></text:p>
          </draw:text-box>
        </draw:frame>
        <draw:frame draw:style-name="gr9" draw:text-style-name="P4" draw:layer="layout" svg:width="7.498cm" svg:height="0.951cm" draw:transform="rotate (-0.232826922216044) translate (7.092cm 9.108cm)">
          <draw:text-box draw:corner-radius="0.888cm"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-</text:span><text:span text:style-name="T1">O</text:span><text:span text:style-name="T1">F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text:span text:style-name="T1"> </text:span><text:span text:style-name="T1">(</text:span><text:span text:style-name="T1">3</text:span><text:span text:style-name="T1">)</text:span></text:p>
          </draw:text-box>
        </draw:frame>
        <draw:line draw:style-name="gr10" draw:text-style-name="P3" draw:layer="layout" svg:x1="6.2cm" svg:y1="20.3cm" svg:x2="13.5cm" svg:y2="18.4cm">
          <text:p/>
        </draw:line>
        <draw:line draw:style-name="gr11" draw:text-style-name="P3" draw:layer="layout" svg:x1="7.1cm" svg:y1="22cm" svg:x2="13.3cm" svg:y2="21.9cm">
          <text:p/>
        </draw:line>
        <draw:line draw:style-name="gr12" draw:text-style-name="P3" draw:layer="layout" svg:x1="6.8cm" svg:y1="23.9cm" svg:x2="13.1cm" svg:y2="25.3cm">
          <text:p/>
        </draw:line>
        <draw:frame draw:style-name="gr13" draw:text-style-name="P4" draw:layer="layout" svg:width="8.219cm" svg:height="0.645cm" draw:transform="rotate (0.266686309704734) translate (6.46cm 19.594cm)">
          <draw:text-box>
            <text:p><text:span text:style-name="T1">S</text:span><text:span text:style-name="T1">T</text:span><text:span text:style-name="T1">O</text:span><text:span text:style-name="T1">1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1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7.95cm 23.567cm)">
          <draw:text-box>
            <text:p><text:span text:style-name="T2">S</text:span><text:span text:style-name="T2">T</text:span><text:span text:style-name="T2">O</text:span><text:span text:style-name="T2">1</text:span><text:span text:style-name="T2">C</text:span><text:span text:style-name="T2">-</text:span><text:span text:style-name="T2">S</text:span><text:span text:style-name="T2">E</text:span><text:span text:style-name="T2">T</text:span><text:span text:style-name="T2">-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(</text:span><text:span text:style-name="T2">3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7.804cm 21.316cm)">
          <draw:text-box>
            <text:p><text:span text:style-name="T1">S</text:span><text:span text:style-name="T1">T</text:span><text:span text:style-name="T1">O</text:span><text:span text:style-name="T1">1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2</text:span><text:span text:style-name="T1">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.7cm" svg:height="1.921cm" svg:x="14.1cm" svg:y="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013cm" svg:y="6.8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927cm" svg:y="10.1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7cm" svg:height="1.921cm" svg:x="14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3.913cm" svg:y="20.9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827cm" svg:y="24.2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2cm" svg:y="4.2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5" draw:text-style-name="P3" draw:layer="layout" svg:x1="6.1cm" svg:y1="6.3cm" svg:x2="13.6cm" svg:y2="4.3cm">
          <text:p/>
        </draw:line>
        <draw:frame draw:style-name="gr4" draw:text-style-name="P2" draw:layer="layout" svg:width="6.3cm" svg:height="5.643cm" svg:x="1.1cm" svg:y="19.0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6" draw:text-style-name="P4" draw:layer="layout" svg:width="6.3cm" svg:height="0.924cm" draw:transform="rotate (0.28309240467348) translate (7.1cm 4.5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H</text:span><text:span text:style-name="T1">U</text:span><text:span text:style-name="T1">F</text:span><text:span text:style-name="T1">F</text:span><text:span text:style-name="T1">L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 </text:span><text:span text:style-name="T1">)</text:span></text:p>
          </draw:text-box>
        </draw:frame>
        <draw:line draw:style-name="gr7" draw:text-style-name="P3" draw:layer="layout" svg:x1="7.4cm" svg:y1="8cm" svg:x2="13.9cm" svg:y2="7.8cm">
          <text:p/>
        </draw:line>
        <draw:line draw:style-name="gr8" draw:text-style-name="P3" draw:layer="layout" svg:x1="6.8cm" svg:y1="9.6cm" svg:x2="13.5cm" svg:y2="11.6cm">
          <text:p/>
        </draw:line>
        <draw:frame draw:style-name="gr17" draw:text-style-name="P4" draw:layer="layout" svg:width="5.995cm" svg:height="0.76cm" draw:transform="rotate (0.040317105721069) translate (7.9cm 7.185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H</text:span><text:span text:style-name="T1">U</text:span><text:span text:style-name="T1">F</text:span><text:span text:style-name="T1">F</text:span><text:span text:style-name="T1">L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 </text:span><text:span text:style-name="T1">)</text:span></text:p>
          </draw:text-box>
        </draw:frame>
        <draw:frame draw:style-name="gr9" draw:text-style-name="P4" draw:layer="layout" svg:width="7.498cm" svg:height="0.951cm" draw:transform="rotate (-0.232826922216044) translate (7.092cm 9.108cm)">
          <draw:text-box draw:corner-radius="0.888cm"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H</text:span><text:span text:style-name="T1">U</text:span><text:span text:style-name="T1">F</text:span><text:span text:style-name="T1">F</text:span><text:span text:style-name="T1">L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 </text:span><text:span text:style-name="T1">)</text:span><text:span text:style-name="T1"> </text:span></text:p>
          </draw:text-box>
        </draw:frame>
        <draw:line draw:style-name="gr10" draw:text-style-name="P3" draw:layer="layout" svg:x1="6.2cm" svg:y1="20.3cm" svg:x2="13.5cm" svg:y2="18.4cm">
          <text:p/>
        </draw:line>
        <draw:line draw:style-name="gr11" draw:text-style-name="P3" draw:layer="layout" svg:x1="7.1cm" svg:y1="22cm" svg:x2="13.3cm" svg:y2="21.9cm">
          <text:p/>
        </draw:line>
        <draw:line draw:style-name="gr12" draw:text-style-name="P3" draw:layer="layout" svg:x1="6.8cm" svg:y1="23.9cm" svg:x2="13.1cm" svg:y2="25.3cm">
          <text:p/>
        </draw:line>
        <draw:frame draw:style-name="gr13" draw:text-style-name="P4" draw:layer="layout" svg:width="8.219cm" svg:height="0.645cm" draw:transform="rotate (0.266686309704734) translate (6.46cm 19.594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H</text:span><text:span text:style-name="T1">U</text:span><text:span text:style-name="T1">F</text:span><text:span text:style-name="T1">F</text:span><text:span text:style-name="T1">L</text:span><text:span text:style-name="T1">E</text:span><text:span text:style-name="T1">-</text:span><text:span text:style-name="T1">E</text:span><text:span text:style-name="T1">N</text:span><text:span text:style-name="T1">D</text:span><text:span text:style-name="T1"> </text:span><text:span text:style-name="T1">(</text:span><text:span text:style-name="T1"> 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7.95cm 23.567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H</text:span><text:span text:style-name="T2">U</text:span><text:span text:style-name="T2">F</text:span><text:span text:style-name="T2">F</text:span><text:span text:style-name="T2">L</text:span><text:span text:style-name="T2">E</text:span><text:span text:style-name="T2">-</text:span><text:span text:style-name="T2">E</text:span><text:span text:style-name="T2">N</text:span><text:span text:style-name="T2">D</text:span><text:span text:style-name="T2">(</text:span><text:span text:style-name="T2"> 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7.804cm 21.31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H</text:span><text:span text:style-name="T1">U</text:span><text:span text:style-name="T1">F</text:span><text:span text:style-name="T1">F</text:span><text:span text:style-name="T1">L</text:span><text:span text:style-name="T1">E</text:span><text:span text:style-name="T1">-</text:span><text:span text:style-name="T1">E</text:span><text:span text:style-name="T1">N</text:span><text:span text:style-name="T1">D</text:span><text:span text:style-name="T1"> </text:span><text:span text:style-name="T1">(</text:span><text:span text:style-name="T1"> </text:span><text:span text:style-name="T1">)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2.7cm" svg:height="1.921cm" svg:x="14.1cm" svg:y="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013cm" svg:y="6.8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927cm" svg:y="10.1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7cm" svg:height="1.921cm" svg:x="14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3.913cm" svg:y="20.9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827cm" svg:y="24.2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2cm" svg:y="4.2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5" draw:text-style-name="P3" draw:layer="layout" svg:x1="6.1cm" svg:y1="6.3cm" svg:x2="13.6cm" svg:y2="4.3cm">
          <text:p/>
        </draw:line>
        <draw:frame draw:style-name="gr4" draw:text-style-name="P2" draw:layer="layout" svg:width="6.3cm" svg:height="5.643cm" svg:x="1.1cm" svg:y="19.0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6" draw:text-style-name="P4" draw:layer="layout" svg:width="6.3cm" svg:height="0.924cm" draw:transform="rotate (0.28309240467348) translate (7.1cm 4.56cm)">
          <draw:text-box>
            <text:p><text:span text:style-name="T1">S</text:span><text:span text:style-name="T1">T</text:span><text:span text:style-name="T1">O</text:span><text:span text:style-name="T1">1</text:span><text:span text:style-name="T1">C</text:span><text:span text:style-name="T1">-</text:span><text:span text:style-name="T1">D</text:span><text:span text:style-name="T1">R</text:span><text:span text:style-name="T1">A</text:span><text:span text:style-name="T1">W</text:span><text:span text:style-name="T1">-</text:span><text:span text:style-name="T1">C</text:span><text:span text:style-name="T1">A</text:span><text:span text:style-name="T1">R</text:span><text:span text:style-name="T1">D</text:span><text:span text:style-name="T1">S</text:span><text:span text:style-name="T1">(</text:span><text:span text:style-name="T1">C</text:span><text:span text:style-name="T1">a</text:span><text:span text:style-name="T1">r</text:span><text:span text:style-name="T1">d</text:span><text:span text:style-name="T1">s</text:span><text:span text:style-name="T1"> </text:span><text:span text:style-name="T1">[</text:span><text:span text:style-name="T1">]</text:span><text:span text:style-name="T1">)</text:span></text:p>
          </draw:text-box>
        </draw:frame>
        <draw:line draw:style-name="gr7" draw:text-style-name="P3" draw:layer="layout" svg:x1="7.4cm" svg:y1="8cm" svg:x2="13.9cm" svg:y2="7.8cm">
          <text:p/>
        </draw:line>
        <draw:line draw:style-name="gr8" draw:text-style-name="P3" draw:layer="layout" svg:x1="6.8cm" svg:y1="9.6cm" svg:x2="13.5cm" svg:y2="11.6cm">
          <text:p/>
        </draw:line>
        <draw:frame draw:style-name="gr17" draw:text-style-name="P4" draw:layer="layout" svg:width="5.995cm" svg:height="0.76cm" draw:transform="rotate (0.040317105721069) translate (7.9cm 7.185cm)">
          <draw:text-box>
            <text:p><text:span text:style-name="T1">S</text:span><text:span text:style-name="T1">T</text:span><text:span text:style-name="T1">O</text:span><text:span text:style-name="T1">1</text:span><text:span text:style-name="T1">C</text:span><text:span text:style-name="T1">-</text:span><text:span text:style-name="T1">D</text:span><text:span text:style-name="T1">R</text:span><text:span text:style-name="T1">A</text:span><text:span text:style-name="T1">W</text:span><text:span text:style-name="T1">-</text:span><text:span text:style-name="T1">C</text:span><text:span text:style-name="T1">A</text:span><text:span text:style-name="T1">R</text:span><text:span text:style-name="T1">D</text:span><text:span text:style-name="T1">S</text:span><text:span text:style-name="T1">(</text:span><text:span text:style-name="T1">C</text:span><text:span text:style-name="T1">a</text:span><text:span text:style-name="T1">r</text:span><text:span text:style-name="T1">d</text:span><text:span text:style-name="T1">s</text:span><text:span text:style-name="T1"> </text:span><text:span text:style-name="T1">[</text:span><text:span text:style-name="T1">]</text:span><text:span text:style-name="T1">)</text:span></text:p>
          </draw:text-box>
        </draw:frame>
        <draw:frame draw:style-name="gr9" draw:text-style-name="P4" draw:layer="layout" svg:width="7.498cm" svg:height="0.951cm" draw:transform="rotate (-0.232826922216044) translate (7.092cm 9.108cm)">
          <draw:text-box draw:corner-radius="0.888cm">
            <text:p><text:span text:style-name="T1">S</text:span><text:span text:style-name="T1">T</text:span><text:span text:style-name="T1">O</text:span><text:span text:style-name="T1">1</text:span><text:span text:style-name="T1">C</text:span><text:span text:style-name="T1">-</text:span><text:span text:style-name="T1">D</text:span><text:span text:style-name="T1">R</text:span><text:span text:style-name="T1">A</text:span><text:span text:style-name="T1">W</text:span><text:span text:style-name="T1">-</text:span><text:span text:style-name="T1">C</text:span><text:span text:style-name="T1">A</text:span><text:span text:style-name="T1">R</text:span><text:span text:style-name="T1">D</text:span><text:span text:style-name="T1">S</text:span><text:span text:style-name="T1">(</text:span><text:span text:style-name="T1">C</text:span><text:span text:style-name="T1">a</text:span><text:span text:style-name="T1">r</text:span><text:span text:style-name="T1">d</text:span><text:span text:style-name="T1">s</text:span><text:span text:style-name="T1"> </text:span><text:span text:style-name="T1">[</text:span><text:span text:style-name="T1">]</text:span><text:span text:style-name="T1">)</text:span></text:p>
          </draw:text-box>
        </draw:frame>
        <draw:line draw:style-name="gr10" draw:text-style-name="P3" draw:layer="layout" svg:x1="6.2cm" svg:y1="20.3cm" svg:x2="13.5cm" svg:y2="18.4cm">
          <text:p/>
        </draw:line>
        <draw:line draw:style-name="gr11" draw:text-style-name="P3" draw:layer="layout" svg:x1="7.1cm" svg:y1="22cm" svg:x2="13.3cm" svg:y2="21.9cm">
          <text:p/>
        </draw:line>
        <draw:line draw:style-name="gr12" draw:text-style-name="P3" draw:layer="layout" svg:x1="6.8cm" svg:y1="23.9cm" svg:x2="13.1cm" svg:y2="25.3cm">
          <text:p/>
        </draw:line>
        <draw:frame draw:style-name="gr13" draw:text-style-name="P4" draw:layer="layout" svg:width="8.219cm" svg:height="0.645cm" draw:transform="rotate (0.266686309704734) translate (6.46cm 19.594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2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7.95cm 23.567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E</text:span><text:span text:style-name="T2">T</text:span><text:span text:style-name="T2">-</text:span><text:span text:style-name="T2">W</text:span><text:span text:style-name="T2">H</text:span><text:span text:style-name="T2">O</text:span><text:span text:style-name="T2">S</text:span><text:span text:style-name="T2">-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2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7.804cm 21.31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2</text:span><text:span text:style-name="T1">)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2.7cm" svg:height="1.921cm" svg:x="15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799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9cm" svg:y="11.0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7cm" svg:height="1.921cm" svg:x="14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399cm" svg:y="20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398cm" svg:y="24.1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166cm" svg:y="4.2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4" draw:text-style-name="P2" draw:layer="layout" svg:width="6.3cm" svg:height="5.643cm" svg:x="1.1cm" svg:y="19.0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6.2cm" svg:y1="20.3cm" svg:x2="13.5cm" svg:y2="18.4cm">
          <text:p/>
        </draw:line>
        <draw:line draw:style-name="gr11" draw:text-style-name="P3" draw:layer="layout" svg:x1="7.1cm" svg:y1="22cm" svg:x2="13.3cm" svg:y2="21.9cm">
          <text:p/>
        </draw:line>
        <draw:line draw:style-name="gr12" draw:text-style-name="P3" draw:layer="layout" svg:x1="6.8cm" svg:y1="23.9cm" svg:x2="13.1cm" svg:y2="25.3cm">
          <text:p/>
        </draw:line>
        <draw:frame draw:style-name="gr13" draw:text-style-name="P4" draw:layer="layout" svg:width="8.219cm" svg:height="0.645cm" draw:transform="rotate (0.266686309704734) translate (5.8cm 19.278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D</text:span><text:span text:style-name="T1">(</text:span><text:span text:style-name="T1">2</text:span><text:span text:style-name="T1">,</text:span><text:span text:style-name="T1">J</text:span><text:span text:style-name="T1">)</text:span></text:p>
          </draw:text-box>
        </draw:frame>
        <draw:frame draw:style-name="gr18" draw:text-style-name="P5" draw:layer="layout" svg:width="7.878cm" svg:height="0.836cm" draw:transform="rotate (-0.213628300444106) translate (7.177cm 23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G</text:span><text:span text:style-name="T2">A</text:span><text:span text:style-name="T2">M</text:span><text:span text:style-name="T2">E</text:span><text:span text:style-name="T2">-</text:span><text:span text:style-name="T2">P</text:span><text:span text:style-name="T2">L</text:span><text:span text:style-name="T2">A</text:span><text:span text:style-name="T2">Y</text:span><text:span text:style-name="T2">E</text:span><text:span text:style-name="T2">D</text:span><text:span text:style-name="T2">(</text:span><text:span text:style-name="T2">2</text:span><text:span text:style-name="T2">,</text:span><text:span text:style-name="T2">J</text:span><text:span text:style-name="T2">)</text:span></text:p>
          </draw:text-box>
        </draw:frame>
        <draw:frame draw:style-name="gr6" draw:text-style-name="P4" draw:layer="layout" svg:width="9.198cm" svg:height="1.039cm" draw:transform="rotate (0.0164060949687467) translate (5.9cm 21.251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D</text:span><text:span text:style-name="T1">(</text:span><text:span text:style-name="T1">2</text:span><text:span text:style-name="T1">,</text:span><text:span text:style-name="T1">J</text:span><text:span text:style-name="T1">)</text:span></text:p>
          </draw:text-box>
        </draw:frame>
        <draw:frame draw:style-name="gr13" draw:text-style-name="P6" draw:layer="layout" svg:width="6.861cm" svg:height="0.645cm" svg:x="8.2cm" svg:y="7.155cm">
          <draw:text-box>
            <text:p><text:span text:style-name="T1">C</text:span><text:span text:style-name="T1">T</text:span><text:span text:style-name="T1">O</text:span><text:span text:style-name="T1">S</text:span><text:span text:style-name="T1">-</text:span><text:span text:style-name="T1">P</text:span><text:span text:style-name="T1">L</text:span><text:span text:style-name="T1">A</text:span><text:span text:style-name="T1">C</text:span><text:span text:style-name="T1">E</text:span><text:span text:style-name="T1">-</text:span><text:span text:style-name="T1">C</text:span><text:span text:style-name="T1">A</text:span><text:span text:style-name="T1">R</text:span><text:span text:style-name="T1">D</text:span><text:span text:style-name="T1">(</text:span><text:span text:style-name="T1">C</text:span><text:span text:style-name="T1">a</text:span><text:span text:style-name="T1">r</text:span><text:span text:style-name="T1">d</text:span><text:span text:style-name="T1">S</text:span><text:span text:style-name="T1">e</text:span><text:span text:style-name="T1">t</text:span><text:span text:style-name="T1">[</text:span><text:span text:style-name="T1">]</text:span><text:span text:style-name="T1">,</text:span><text:span text:style-name="T1">J</text:span><text:span text:style-name="T1">,</text:span><text:span text:style-name="T1">1</text:span><text:span text:style-name="T1">0</text:span><text:span text:style-name="T1">)</text:span></text:p>
          </draw:text-box>
        </draw:frame>
        <draw:line draw:style-name="gr19" draw:text-style-name="P3" draw:layer="layout" svg:x1="15.5cm" svg:y1="7.9cm" svg:x2="7.6cm" svg:y2="7.9cm">
          <text:p/>
        </draw:line>
      </draw:page>
      <draw:page draw:name="page5" draw:style-name="dp1" draw:master-page-name="Default">
        <draw:custom-shape draw:style-name="gr1" draw:text-style-name="P1" draw:layer="layout" svg:width="2.7cm" svg:height="1.921cm" svg:x="14.1cm" svg:y="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013cm" svg:y="6.8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927cm" svg:y="10.1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7cm" svg:height="1.921cm" svg:x="14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3.913cm" svg:y="20.9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827cm" svg:y="24.2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2cm" svg:y="4.2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5" draw:text-style-name="P3" draw:layer="layout" svg:x1="6.1cm" svg:y1="6.3cm" svg:x2="13.6cm" svg:y2="4.3cm">
          <text:p/>
        </draw:line>
        <draw:frame draw:style-name="gr4" draw:text-style-name="P2" draw:layer="layout" svg:width="6.3cm" svg:height="5.643cm" svg:x="1.1cm" svg:y="19.0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6" draw:text-style-name="P4" draw:layer="layout" svg:width="6.3cm" svg:height="0.924cm" draw:transform="rotate (0.28309240467348) translate (7.1cm 4.5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  <draw:line draw:style-name="gr7" draw:text-style-name="P3" draw:layer="layout" svg:x1="7.4cm" svg:y1="8cm" svg:x2="13.9cm" svg:y2="7.8cm">
          <text:p/>
        </draw:line>
        <draw:line draw:style-name="gr8" draw:text-style-name="P3" draw:layer="layout" svg:x1="6.8cm" svg:y1="9.6cm" svg:x2="13.5cm" svg:y2="11.6cm">
          <text:p/>
        </draw:line>
        <draw:frame draw:style-name="gr17" draw:text-style-name="P4" draw:layer="layout" svg:width="5.995cm" svg:height="0.76cm" draw:transform="rotate (0.040317105721069) translate (7.9cm 7.185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  <draw:frame draw:style-name="gr9" draw:text-style-name="P4" draw:layer="layout" svg:width="7.498cm" svg:height="0.951cm" draw:transform="rotate (-0.232826922216044) translate (7.092cm 9.108cm)">
          <draw:text-box draw:corner-radius="0.888cm"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  <draw:line draw:style-name="gr10" draw:text-style-name="P3" draw:layer="layout" svg:x1="6.2cm" svg:y1="20.3cm" svg:x2="13.5cm" svg:y2="18.4cm">
          <text:p/>
        </draw:line>
        <draw:line draw:style-name="gr11" draw:text-style-name="P3" draw:layer="layout" svg:x1="7.1cm" svg:y1="22cm" svg:x2="13.3cm" svg:y2="21.9cm">
          <text:p/>
        </draw:line>
        <draw:line draw:style-name="gr12" draw:text-style-name="P3" draw:layer="layout" svg:x1="6.8cm" svg:y1="23.9cm" svg:x2="13.1cm" svg:y2="25.3cm">
          <text:p/>
        </draw:line>
        <draw:frame draw:style-name="gr13" draw:text-style-name="P4" draw:layer="layout" svg:width="8.219cm" svg:height="0.645cm" draw:transform="rotate (0.266686309704734) translate (6.46cm 19.594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O</text:span><text:span text:style-name="T1">V</text:span><text:span text:style-name="T1">E</text:span><text:span text:style-name="T1">R</text:span><text:span text:style-name="T1"> </text:span><text:span text:style-name="T1">(</text:span><text:span text:style-name="T1"> 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7.95cm 23.567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R</text:span><text:span text:style-name="T2">A</text:span><text:span text:style-name="T2">I</text:span><text:span text:style-name="T2">S</text:span><text:span text:style-name="T2">E</text:span><text:span text:style-name="T2">-</text:span><text:span text:style-name="T2">T</text:span><text:span text:style-name="T2">I</text:span><text:span text:style-name="T2">M</text:span><text:span text:style-name="T2">E</text:span><text:span text:style-name="T2">-</text:span><text:span text:style-name="T2">O</text:span><text:span text:style-name="T2">V</text:span><text:span text:style-name="T2">E</text:span><text:span text:style-name="T2">R</text:span><text:span text:style-name="T2"> </text:span><text:span text:style-name="T2">(</text:span><text:span text:style-name="T2"> 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7.804cm 21.31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O</text:span><text:span text:style-name="T1">V</text:span><text:span text:style-name="T1">E</text:span><text:span text:style-name="T1">R</text:span><text:span text:style-name="T1"> </text:span><text:span text:style-name="T1">(</text:span><text:span text:style-name="T1"> </text:span><text:span text:style-name="T1">)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2.7cm" svg:height="1.921cm" svg:x="14.9cm" svg:y="2.9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813cm" svg:y="6.3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727cm" svg:y="9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cm" svg:y="4.529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.1cm" svg:y1="5.772cm" svg:x2="14.4cm" svg:y2="3.872cm">
          <text:p/>
        </draw:line>
        <draw:line draw:style-name="gr11" draw:text-style-name="P3" draw:layer="layout" svg:x1="8cm" svg:y1="7.472cm" svg:x2="14.2cm" svg:y2="7.372cm">
          <text:p/>
        </draw:line>
        <draw:line draw:style-name="gr12" draw:text-style-name="P3" draw:layer="layout" svg:x1="7.7cm" svg:y1="9.372cm" svg:x2="14cm" svg:y2="10.772cm">
          <text:p/>
        </draw:line>
        <draw:frame draw:style-name="gr13" draw:text-style-name="P4" draw:layer="layout" svg:width="8.219cm" svg:height="0.645cm" draw:transform="rotate (0.266686309704734) translate (7.36cm 5.06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3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85cm 9.039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E</text:span><text:span text:style-name="T2">T</text:span><text:span text:style-name="T2">-</text:span><text:span text:style-name="T2">W</text:span><text:span text:style-name="T2">H</text:span><text:span text:style-name="T2">O</text:span><text:span text:style-name="T2">S</text:span><text:span text:style-name="T2">-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3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704cm 6.788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3</text:span><text:span text:style-name="T1">)</text:span></text:p>
          </draw:text-box>
        </draw:frame>
        <draw:custom-shape draw:style-name="gr1" draw:text-style-name="P1" draw:layer="layout" svg:width="2.7cm" svg:height="1.921cm" svg:x="15.434cm" svg:y="14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633cm" svg:y="18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734cm" svg:y="22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7cm" svg:y="16.1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3" draw:text-style-name="P6" draw:layer="layout" svg:width="6.861cm" svg:height="0.645cm" draw:transform="rotate (-0.493928178314396) translate (8.699cm 19.414cm)">
          <draw:text-box>
            <text:p><text:span text:style-name="T1">C</text:span><text:span text:style-name="T1">T</text:span><text:span text:style-name="T1">O</text:span><text:span text:style-name="T1">S</text:span><text:span text:style-name="T1">-</text:span><text:span text:style-name="T1">P</text:span><text:span text:style-name="T1">L</text:span><text:span text:style-name="T1">A</text:span><text:span text:style-name="T1">C</text:span><text:span text:style-name="T1">E</text:span><text:span text:style-name="T1">-</text:span><text:span text:style-name="T1">C</text:span><text:span text:style-name="T1">A</text:span><text:span text:style-name="T1">R</text:span><text:span text:style-name="T1">D</text:span><text:span text:style-name="T1">(</text:span><text:span text:style-name="T1">C</text:span><text:span text:style-name="T1">a</text:span><text:span text:style-name="T1">r</text:span><text:span text:style-name="T1">d</text:span><text:span text:style-name="T1">S</text:span><text:span text:style-name="T1">e</text:span><text:span text:style-name="T1">t</text:span><text:span text:style-name="T1">[</text:span><text:span text:style-name="T1">]</text:span><text:span text:style-name="T1">,</text:span><text:span text:style-name="T1">J</text:span><text:span text:style-name="T1">,</text:span><text:span text:style-name="T1">1</text:span><text:span text:style-name="T1">0</text:span><text:span text:style-name="T1">)</text:span></text:p>
          </draw:text-box>
        </draw:frame>
        <draw:line draw:style-name="gr19" draw:text-style-name="P3" draw:layer="layout" svg:x1="14.8cm" svg:y1="23.6cm" svg:x2="7.434cm" svg:y2="19.6cm">
          <text:p/>
        </draw:line>
      </draw:page>
      <draw:page draw:name="page7" draw:style-name="dp1" draw:master-page-name="Default">
        <draw:custom-shape draw:style-name="gr1" draw:text-style-name="P1" draw:layer="layout" svg:width="2.7cm" svg:height="1.921cm" svg:x="15cm" svg:y="3.7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399cm" svg:y="7.1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398cm" svg:y="10.4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.1cm" svg:y="5.345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.2cm" svg:y1="6.588cm" svg:x2="14.5cm" svg:y2="4.688cm">
          <text:p/>
        </draw:line>
        <draw:line draw:style-name="gr11" draw:text-style-name="P3" draw:layer="layout" svg:x1="8.1cm" svg:y1="8.288cm" svg:x2="14.3cm" svg:y2="8.188cm">
          <text:p/>
        </draw:line>
        <draw:line draw:style-name="gr12" draw:text-style-name="P3" draw:layer="layout" svg:x1="7.8cm" svg:y1="10.188cm" svg:x2="14.1cm" svg:y2="11.588cm">
          <text:p/>
        </draw:line>
        <draw:frame draw:style-name="gr13" draw:text-style-name="P4" draw:layer="layout" svg:width="8.219cm" svg:height="0.645cm" draw:transform="rotate (0.266686309704734) translate (6.8cm 5.56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D</text:span><text:span text:style-name="T1">(</text:span><text:span text:style-name="T1">2</text:span><text:span text:style-name="T1">,</text:span><text:span text:style-name="T1">J</text:span><text:span text:style-name="T1">)</text:span></text:p>
          </draw:text-box>
        </draw:frame>
        <draw:frame draw:style-name="gr18" draw:text-style-name="P5" draw:layer="layout" svg:width="7.878cm" svg:height="0.836cm" draw:transform="rotate (-0.213628300444106) translate (8.177cm 9.288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G</text:span><text:span text:style-name="T2">A</text:span><text:span text:style-name="T2">M</text:span><text:span text:style-name="T2">E</text:span><text:span text:style-name="T2">-</text:span><text:span text:style-name="T2">P</text:span><text:span text:style-name="T2">L</text:span><text:span text:style-name="T2">A</text:span><text:span text:style-name="T2">Y</text:span><text:span text:style-name="T2">E</text:span><text:span text:style-name="T2">D</text:span><text:span text:style-name="T2">(</text:span><text:span text:style-name="T2">2</text:span><text:span text:style-name="T2">,</text:span><text:span text:style-name="T2">J</text:span><text:span text:style-name="T2">)</text:span></text:p>
          </draw:text-box>
        </draw:frame>
        <draw:frame draw:style-name="gr6" draw:text-style-name="P4" draw:layer="layout" svg:width="9.198cm" svg:height="1.039cm" draw:transform="rotate (0.0164060949687467) translate (6.9cm 7.539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D</text:span><text:span text:style-name="T1">(</text:span><text:span text:style-name="T1">2</text:span><text:span text:style-name="T1">,</text:span><text:span text:style-name="T1">J</text:span><text:span text:style-name="T1">)</text:span></text:p>
          </draw:text-box>
        </draw:frame>
        <draw:custom-shape draw:style-name="gr1" draw:text-style-name="P1" draw:layer="layout" svg:width="2.7cm" svg:height="1.921cm" svg:x="15.2cm" svg:y="16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113cm" svg:y="19.5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027cm" svg:y="22.8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.3cm" svg:y="16.9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5" draw:text-style-name="P3" draw:layer="layout" svg:x1="7.2cm" svg:y1="19cm" svg:x2="14.7cm" svg:y2="17cm">
          <text:p/>
        </draw:line>
        <draw:frame draw:style-name="gr16" draw:text-style-name="P4" draw:layer="layout" svg:width="6.3cm" svg:height="0.924cm" draw:transform="rotate (0.28309240467348) translate (8.2cm 17.2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  <draw:line draw:style-name="gr7" draw:text-style-name="P3" draw:layer="layout" svg:x1="8.5cm" svg:y1="20.7cm" svg:x2="15cm" svg:y2="20.5cm">
          <text:p/>
        </draw:line>
        <draw:line draw:style-name="gr8" draw:text-style-name="P3" draw:layer="layout" svg:x1="7.9cm" svg:y1="22.3cm" svg:x2="14.6cm" svg:y2="24.3cm">
          <text:p/>
        </draw:line>
        <draw:frame draw:style-name="gr17" draw:text-style-name="P4" draw:layer="layout" svg:width="5.995cm" svg:height="0.76cm" draw:transform="rotate (0.040317105721069) translate (9cm 19.885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  <draw:frame draw:style-name="gr9" draw:text-style-name="P4" draw:layer="layout" svg:width="7.498cm" svg:height="0.951cm" draw:transform="rotate (-0.232826922216044) translate (8.192cm 21.808cm)">
          <draw:text-box draw:corner-radius="0.888cm"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2.7cm" svg:height="1.921cm" svg:x="14.1cm" svg:y="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013cm" svg:y="6.8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927cm" svg:y="10.179cm">
          <text:p/>
          <draw:enhanced-geometry svg:viewBox="0 0 21600 21600" draw:glue-points="10800 0 3163 3163 0 10800 3163 18437 10800 21600 18437 18437 21600 10800 18437 3163" draw:text-areas="3163 3163 18437 18437" draw:type="smiley" draw:modifiers="16385.431841831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7cm" svg:height="1.921cm" svg:x="14.7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6913.631633714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6cm" svg:y="20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798cm" svg:y="24.2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2cm" svg:y="4.2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4" draw:text-style-name="P2" draw:layer="layout" svg:width="6.3cm" svg:height="5.643cm" svg:x="1.1cm" svg:y="19.0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6" draw:text-style-name="P4" draw:layer="layout" svg:width="6.3cm" svg:height="0.924cm" draw:transform="rotate (0.28309240467348) translate (7.793cm 4.96cm)">
          <draw:text-box>
            <text:p><text:span text:style-name="T1">C</text:span><text:span text:style-name="T1">T</text:span><text:span text:style-name="T1">O</text:span><text:span text:style-name="T1">S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 </text:span><text:span text:style-name="T1">(</text:span><text:span text:style-name="T1"> </text:span><text:span text:style-name="T1">)</text:span></text:p>
          </draw:text-box>
        </draw:frame>
        <draw:frame draw:style-name="gr20" draw:text-style-name="P4" draw:layer="layout" svg:width="9.851cm" svg:height="0.864cm" draw:transform="rotate (0.266686309704734) translate (5.3cm 19.567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H</text:span><text:span text:style-name="T1">O</text:span><text:span text:style-name="T1">W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D</text:span><text:span text:style-name="T1">-</text:span><text:span text:style-name="T1">C</text:span><text:span text:style-name="T1">A</text:span><text:span text:style-name="T1">R</text:span><text:span text:style-name="T1">D</text:span><text:span text:style-name="T1">S</text:span><text:span text:style-name="T1">(</text:span><text:span text:style-name="T1">R</text:span><text:span text:style-name="T1">a</text:span><text:span text:style-name="T1">i</text:span><text:span text:style-name="T1">s</text:span><text:span text:style-name="T1">e</text:span><text:span text:style-name="T1">d</text:span><text:span text:style-name="T1">C</text:span><text:span text:style-name="T1">a</text:span><text:span text:style-name="T1">r</text:span><text:span text:style-name="T1">d</text:span><text:span text:style-name="T1">S</text:span><text:span text:style-name="T1">e</text:span><text:span text:style-name="T1">t</text:span><text:span text:style-name="T1">[</text:span><text:span text:style-name="T1">]</text:span><text:span text:style-name="T1">)</text:span></text:p>
          </draw:text-box>
        </draw:frame>
        <draw:frame draw:style-name="gr21" draw:text-style-name="P5" draw:layer="layout" svg:width="10.317cm" svg:height="0.94cm" draw:transform="rotate (-0.156556033903892) translate (6.847cm 23.2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H</text:span><text:span text:style-name="T2">O</text:span><text:span text:style-name="T2">W</text:span><text:span text:style-name="T2">-</text:span><text:span text:style-name="T2">R</text:span><text:span text:style-name="T2">A</text:span><text:span text:style-name="T2">I</text:span><text:span text:style-name="T2">S</text:span><text:span text:style-name="T2">E</text:span><text:span text:style-name="T2">D</text:span><text:span text:style-name="T2">-</text:span><text:span text:style-name="T2">C</text:span><text:span text:style-name="T2">A</text:span><text:span text:style-name="T2">R</text:span><text:span text:style-name="T2">D</text:span><text:span text:style-name="T2">S</text:span><text:span text:style-name="T2">(</text:span><text:span text:style-name="T2">R</text:span><text:span text:style-name="T2">a</text:span><text:span text:style-name="T2">i</text:span><text:span text:style-name="T2">s</text:span><text:span text:style-name="T2">e</text:span><text:span text:style-name="T2">d</text:span><text:span text:style-name="T2">C</text:span><text:span text:style-name="T2">a</text:span><text:span text:style-name="T2">r</text:span><text:span text:style-name="T2">d</text:span><text:span text:style-name="T2">S</text:span><text:span text:style-name="T2">e</text:span><text:span text:style-name="T2">t</text:span><text:span text:style-name="T2">[</text:span><text:span text:style-name="T2">]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6.1cm 21.042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H</text:span><text:span text:style-name="T1">O</text:span><text:span text:style-name="T1">W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D</text:span><text:span text:style-name="T1">-</text:span><text:span text:style-name="T1">C</text:span><text:span text:style-name="T1">A</text:span><text:span text:style-name="T1">R</text:span><text:span text:style-name="T1">D</text:span><text:span text:style-name="T1">S</text:span><text:span text:style-name="T1">(</text:span><text:span text:style-name="T1">R</text:span><text:span text:style-name="T1">a</text:span><text:span text:style-name="T1">i</text:span><text:span text:style-name="T1">s</text:span><text:span text:style-name="T1">e</text:span><text:span text:style-name="T1">d</text:span><text:span text:style-name="T1">C</text:span><text:span text:style-name="T1">a</text:span><text:span text:style-name="T1">r</text:span><text:span text:style-name="T1">d</text:span><text:span text:style-name="T1">S</text:span><text:span text:style-name="T1">e</text:span><text:span text:style-name="T1">t</text:span><text:span text:style-name="T1">[</text:span><text:span text:style-name="T1">]</text:span><text:span text:style-name="T1">)</text:span></text:p>
          </draw:text-box>
        </draw:frame>
        <draw:line draw:style-name="gr22" draw:text-style-name="P3" draw:layer="layout" svg:x1="13.6cm" svg:y1="4.4cm" svg:x2="6.3cm" svg:y2="6.4cm">
          <text:p/>
        </draw:line>
        <draw:line draw:style-name="gr23" draw:text-style-name="P3" draw:layer="layout" svg:x1="6.1cm" svg:y1="24.2cm" svg:x2="14.5cm" svg:y2="25.5cm">
          <text:p/>
        </draw:line>
        <draw:line draw:style-name="gr24" draw:text-style-name="P3" draw:layer="layout" svg:x1="6cm" svg:y1="21.7cm" svg:x2="14.3cm" svg:y2="21.8cm">
          <text:p/>
        </draw:line>
        <draw:line draw:style-name="gr25" draw:text-style-name="P3" draw:layer="layout" svg:x1="6.1cm" svg:y1="20.3cm" svg:x2="14.4cm" svg:y2="18.4cm">
          <text:p/>
        </draw:line>
      </draw:page>
      <draw:page draw:name="page9" draw:style-name="dp1" draw:master-page-name="Default">
        <draw:custom-shape draw:style-name="gr1" draw:text-style-name="P1" draw:layer="layout" svg:width="2.7cm" svg:height="1.921cm" svg:x="14.1cm" svg:y="3.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014cm" svg:y="6.8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928cm" svg:y="10.1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5cm" svg:y="5.2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26" draw:text-style-name="P3" draw:layer="layout" svg:x1="6.5cm" svg:y1="7.2cm" svg:x2="13.8cm" svg:y2="4.7cm">
          <text:p/>
        </draw:line>
        <draw:frame draw:style-name="gr6" draw:text-style-name="P8" draw:layer="layout" svg:width="7.794cm" svg:height="1.039cm" draw:transform="rotate (0.286408530252269) translate (5.871cm 5.824cm)">
          <draw:text-box>
            <text:p text:style-name="P7"><text:span text:style-name="T2">S</text:span><text:span text:style-name="T2">T</text:span><text:span text:style-name="T2">O</text:span><text:span text:style-name="T2">C</text:span><text:span text:style-name="T2">1</text:span><text:span text:style-name="T2">C</text:span><text:span text:style-name="T2">-</text:span><text:span text:style-name="T2">D</text:span><text:span text:style-name="T2">U</text:span><text:span text:style-name="T2">M</text:span><text:span text:style-name="T2">P</text:span><text:span text:style-name="T2">-</text:span><text:span text:style-name="T2">P</text:span><text:span text:style-name="T2">E</text:span><text:span text:style-name="T2">N</text:span><text:span text:style-name="T2">A</text:span><text:span text:style-name="T2">L</text:span><text:span text:style-name="T2">T</text:span><text:span text:style-name="T2">Y</text:span><text:span text:style-name="T2">-</text:span><text:span text:style-name="T2">C</text:span><text:span text:style-name="T2">A</text:span><text:span text:style-name="T2">R</text:span><text:span text:style-name="T2">D</text:span><text:span text:style-name="T2">S</text:span><text:span text:style-name="T2"> </text:span><text:span text:style-name="T2">(</text:span><text:span text:style-name="T2">p</text:span><text:span text:style-name="T2">e</text:span><text:span text:style-name="T2">n</text:span><text:span text:style-name="T2">a</text:span><text:span text:style-name="T2">l</text:span><text:span text:style-name="T2">t</text:span><text:span text:style-name="T2">y</text:span><text:span text:style-name="T2">C</text:span><text:span text:style-name="T2">a</text:span><text:span text:style-name="T2">r</text:span><text:span text:style-name="T2">d</text:span><text:span text:style-name="T2">S</text:span><text:span text:style-name="T2">e</text:span><text:span text:style-name="T2">t</text:span><text:span text:style-name="T2"> </text:span><text:span text:style-name="T2">[</text:span><text:span text:style-name="T2"> </text:span><text:span text:style-name="T2">]</text:span><text:span text:style-name="T2"> </text:span><text:span text:style-name="T2">)</text:span></text:p>
          </draw:text-box>
        </draw:frame>
        <draw:custom-shape draw:style-name="gr1" draw:text-style-name="P1" draw:layer="layout" svg:width="2.7cm" svg:height="1.921cm" svg:x="14.8cm" svg:y="13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713cm" svg:y="1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627cm" svg:y="19.9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9cm" svg:y="14.7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cm" svg:y1="16cm" svg:x2="14.3cm" svg:y2="14.1cm">
          <text:p/>
        </draw:line>
        <draw:line draw:style-name="gr11" draw:text-style-name="P3" draw:layer="layout" svg:x1="7.9cm" svg:y1="17.7cm" svg:x2="14.1cm" svg:y2="17.6cm">
          <text:p/>
        </draw:line>
        <draw:line draw:style-name="gr12" draw:text-style-name="P3" draw:layer="layout" svg:x1="7.6cm" svg:y1="19.6cm" svg:x2="13.9cm" svg:y2="21cm">
          <text:p/>
        </draw:line>
        <draw:frame draw:style-name="gr13" draw:text-style-name="P4" draw:layer="layout" svg:width="8.219cm" svg:height="0.645cm" draw:transform="rotate (0.266686309704734) translate (7.26cm 15.294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O</text:span><text:span text:style-name="T1">V</text:span><text:span text:style-name="T1">E</text:span><text:span text:style-name="T1">R</text:span><text:span text:style-name="T1">(</text:span><text:span text:style-name="T1"> 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75cm 19.267cm)">
          <draw:text-box>
            <text:p text:style-name="P9"><text:span text:style-name="T2">S</text:span><text:span text:style-name="T2">T</text:span><text:span text:style-name="T2">O</text:span><text:span text:style-name="T2">C</text:span><text:span text:style-name="T2">-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-</text:span><text:span text:style-name="T2">G</text:span><text:span text:style-name="T2">A</text:span><text:span text:style-name="T2">M</text:span><text:span text:style-name="T2">E</text:span><text:span text:style-name="T2">-</text:span><text:span text:style-name="T2">O</text:span><text:span text:style-name="T2">V</text:span><text:span text:style-name="T2">E</text:span><text:span text:style-name="T2">R</text:span><text:span text:style-name="T2">(</text:span><text:span text:style-name="T2"> 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604cm 17.016cm)">
          <draw:text-box>
            <text:p text:style-name="P9"><text:span text:style-name="T1">S</text:span><text:span text:style-name="T1">T</text:span><text:span text:style-name="T1">O</text:span><text:span text:style-name="T1">C</text:span><text:span text:style-name="T1">-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O</text:span><text:span text:style-name="T1">V</text:span><text:span text:style-name="T1">E</text:span><text:span text:style-name="T1">R</text:span><text:span text:style-name="T1">(</text:span><text:span text:style-name="T1"> </text:span><text:span text:style-name="T1">)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2.7cm" svg:height="1.921cm" svg:x="14.9cm" svg:y="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813cm" svg:y="6.1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727cm" svg:y="9.4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cm" svg:y="4.2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.1cm" svg:y1="5.5cm" svg:x2="14.4cm" svg:y2="3.6cm">
          <text:p/>
        </draw:line>
        <draw:line draw:style-name="gr11" draw:text-style-name="P3" draw:layer="layout" svg:x1="8cm" svg:y1="7.2cm" svg:x2="14.2cm" svg:y2="7.1cm">
          <text:p/>
        </draw:line>
        <draw:line draw:style-name="gr12" draw:text-style-name="P3" draw:layer="layout" svg:x1="7.7cm" svg:y1="9.1cm" svg:x2="14cm" svg:y2="10.5cm">
          <text:p/>
        </draw:line>
        <draw:frame draw:style-name="gr13" draw:text-style-name="P4" draw:layer="layout" svg:width="8.219cm" svg:height="0.645cm" draw:transform="rotate (0.266686309704734) translate (7.36cm 4.794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3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85cm 8.767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E</text:span><text:span text:style-name="T2">T</text:span><text:span text:style-name="T2">-</text:span><text:span text:style-name="T2">W</text:span><text:span text:style-name="T2">H</text:span><text:span text:style-name="T2">O</text:span><text:span text:style-name="T2">S</text:span><text:span text:style-name="T2">-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3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704cm 6.51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3</text:span><text:span text:style-name="T1">)</text:span></text:p>
          </draw:text-box>
        </draw:frame>
        <draw:custom-shape draw:style-name="gr1" draw:text-style-name="P1" draw:layer="layout" svg:width="2.7cm" svg:height="1.921cm" svg:x="15.498cm" svg:y="14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697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798cm" svg:y="22.5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064cm" svg:y="15.7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3" draw:text-style-name="P6" draw:layer="layout" svg:width="6.861cm" svg:height="0.645cm" draw:transform="rotate (-0.224623874731671) translate (8.311cm 20.9cm)">
          <draw:text-box>
            <text:p><text:span text:style-name="T1">C</text:span><text:span text:style-name="T1">T</text:span><text:span text:style-name="T1">O</text:span><text:span text:style-name="T1">S</text:span><text:span text:style-name="T1">-</text:span><text:span text:style-name="T1">P</text:span><text:span text:style-name="T1">L</text:span><text:span text:style-name="T1">A</text:span><text:span text:style-name="T1">C</text:span><text:span text:style-name="T1">E</text:span><text:span text:style-name="T1">-</text:span><text:span text:style-name="T1">C</text:span><text:span text:style-name="T1">A</text:span><text:span text:style-name="T1">R</text:span><text:span text:style-name="T1">D</text:span><text:span text:style-name="T1">(</text:span><text:span text:style-name="T1">C</text:span><text:span text:style-name="T1">a</text:span><text:span text:style-name="T1">r</text:span><text:span text:style-name="T1">d</text:span><text:span text:style-name="T1">S</text:span><text:span text:style-name="T1">e</text:span><text:span text:style-name="T1">t</text:span><text:span text:style-name="T1">[</text:span><text:span text:style-name="T1">]</text:span><text:span text:style-name="T1">,</text:span><text:span text:style-name="T1">K</text:span><text:span text:style-name="T1">,</text:span><text:span text:style-name="T1">8</text:span><text:span text:style-name="T1">)</text:span></text:p>
          </draw:text-box>
        </draw:frame>
        <draw:line draw:style-name="gr27" draw:text-style-name="P3" draw:layer="layout" svg:x1="14.8cm" svg:y1="23.4cm" svg:x2="6.2cm" svg:y2="21.3cm">
          <text:p/>
        </draw:line>
      </draw:page>
      <draw:page draw:name="page11" draw:style-name="dp1" draw:master-page-name="Default">
        <draw:custom-shape draw:style-name="gr1" draw:text-style-name="P1" draw:layer="layout" svg:width="2.7cm" svg:height="1.921cm" svg:x="14.8cm" svg:y="2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199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198cm" svg:y="9.2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9cm" svg:y="4.1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cm" svg:y1="5.4cm" svg:x2="14.3cm" svg:y2="3.5cm">
          <text:p/>
        </draw:line>
        <draw:line draw:style-name="gr11" draw:text-style-name="P3" draw:layer="layout" svg:x1="7.9cm" svg:y1="7.1cm" svg:x2="14.1cm" svg:y2="7cm">
          <text:p/>
        </draw:line>
        <draw:line draw:style-name="gr12" draw:text-style-name="P3" draw:layer="layout" svg:x1="7.6cm" svg:y1="9cm" svg:x2="13.9cm" svg:y2="10.4cm">
          <text:p/>
        </draw:line>
        <draw:frame draw:style-name="gr13" draw:text-style-name="P4" draw:layer="layout" svg:width="8.219cm" svg:height="0.645cm" draw:transform="rotate (0.266686309704734) translate (6.6cm 4.378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D</text:span><text:span text:style-name="T1">(</text:span><text:span text:style-name="T1">2</text:span><text:span text:style-name="T1">,</text:span><text:span text:style-name="T1">K</text:span><text:span text:style-name="T1">)</text:span></text:p>
          </draw:text-box>
        </draw:frame>
        <draw:frame draw:style-name="gr18" draw:text-style-name="P5" draw:layer="layout" svg:width="7.878cm" svg:height="0.836cm" draw:transform="rotate (-0.213628300444106) translate (7.977cm 8.1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G</text:span><text:span text:style-name="T2">A</text:span><text:span text:style-name="T2">M</text:span><text:span text:style-name="T2">E</text:span><text:span text:style-name="T2">-</text:span><text:span text:style-name="T2">P</text:span><text:span text:style-name="T2">L</text:span><text:span text:style-name="T2">A</text:span><text:span text:style-name="T2">Y</text:span><text:span text:style-name="T2">E</text:span><text:span text:style-name="T2">D</text:span><text:span text:style-name="T2">(</text:span><text:span text:style-name="T2">2</text:span><text:span text:style-name="T2">,</text:span><text:span text:style-name="T2">K</text:span><text:span text:style-name="T2">)</text:span></text:p>
          </draw:text-box>
        </draw:frame>
        <draw:frame draw:style-name="gr6" draw:text-style-name="P4" draw:layer="layout" svg:width="9.198cm" svg:height="1.039cm" draw:transform="rotate (0.0164060949687467) translate (6.7cm 6.351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D</text:span><text:span text:style-name="T1">(</text:span><text:span text:style-name="T1">2</text:span><text:span text:style-name="T1">,</text:span><text:span text:style-name="T1">K</text:span><text:span text:style-name="T1">)</text:span></text:p>
          </draw:text-box>
        </draw:frame>
        <draw:custom-shape draw:style-name="gr1" draw:text-style-name="P1" draw:layer="layout" svg:width="2.7cm" svg:height="1.921cm" svg:x="14.5cm" svg:y="15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413cm" svg:y="18.8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327cm" svg:y="22.1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6cm" svg:y="16.2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5" draw:text-style-name="P3" draw:layer="layout" svg:x1="6.5cm" svg:y1="18.3cm" svg:x2="14cm" svg:y2="16.3cm">
          <text:p/>
        </draw:line>
        <draw:frame draw:style-name="gr16" draw:text-style-name="P4" draw:layer="layout" svg:width="6.3cm" svg:height="0.924cm" draw:transform="rotate (0.28309240467348) translate (7.5cm 16.5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  <draw:line draw:style-name="gr7" draw:text-style-name="P3" draw:layer="layout" svg:x1="7.8cm" svg:y1="20cm" svg:x2="14.3cm" svg:y2="19.8cm">
          <text:p/>
        </draw:line>
        <draw:line draw:style-name="gr8" draw:text-style-name="P3" draw:layer="layout" svg:x1="7.2cm" svg:y1="21.6cm" svg:x2="13.9cm" svg:y2="23.6cm">
          <text:p/>
        </draw:line>
        <draw:frame draw:style-name="gr17" draw:text-style-name="P4" draw:layer="layout" svg:width="5.995cm" svg:height="0.76cm" draw:transform="rotate (0.040317105721069) translate (8.3cm 19.185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  <draw:frame draw:style-name="gr9" draw:text-style-name="P4" draw:layer="layout" svg:width="7.498cm" svg:height="0.951cm" draw:transform="rotate (-0.232826922216044) translate (7.492cm 21.108cm)">
          <draw:text-box draw:corner-radius="0.888cm"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</draw:page>
      <draw:page draw:name="page12" draw:style-name="dp1" draw:master-page-name="Default">
        <draw:custom-shape draw:style-name="gr1" draw:text-style-name="P1" draw:layer="layout" svg:width="2.7cm" svg:height="1.921cm" svg:x="14.101cm" svg:y="3.4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014cm" svg:y="6.80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201cm" svg:y="4.258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6" draw:text-style-name="P4" draw:layer="layout" svg:width="6.3cm" svg:height="0.924cm" draw:transform="rotate (0.0174532925199433) translate (8.385cm 7.11cm)">
          <draw:text-box>
            <text:p><text:span text:style-name="T1">C</text:span><text:span text:style-name="T1">T</text:span><text:span text:style-name="T1">O</text:span><text:span text:style-name="T1">S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 </text:span><text:span text:style-name="T1">(</text:span><text:span text:style-name="T1"> </text:span><text:span text:style-name="T1">)</text:span></text:p>
          </draw:text-box>
        </draw:frame>
        <draw:line draw:style-name="gr28" draw:text-style-name="P3" draw:layer="layout" svg:x1="13.5cm" svg:y1="8cm" svg:x2="7.6cm" svg:y2="7.9cm">
          <text:p/>
        </draw:line>
        <draw:custom-shape draw:style-name="gr1" draw:text-style-name="P1" draw:layer="layout" svg:width="2.7cm" svg:height="1.921cm" svg:x="13.8cm" svg:y="10.779cm">
          <text:p/>
          <draw:enhanced-geometry svg:viewBox="0 0 21600 21600" draw:glue-points="10800 0 3163 3163 0 10800 3163 18437 10800 21600 18437 18437 21600 10800 18437 3163" draw:text-areas="3163 3163 18437 18437" draw:type="smiley" draw:modifiers="17003.5379812695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4cm" svg:y="21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598cm" svg:y="24.479cm">
          <text:p/>
          <draw:enhanced-geometry svg:viewBox="0 0 21600 21600" draw:glue-points="10800 0 3163 3163 0 10800 3163 18437 10800 21600 18437 18437 21600 10800 18437 3163" draw:text-areas="3163 3163 18437 18437" draw:type="smiley" draw:modifiers="16497.81477627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9cm" svg:y="19.2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21" draw:text-style-name="P5" draw:layer="layout" svg:width="10.317cm" svg:height="0.94cm" draw:transform="rotate (-0.156556033903892) translate (7.647cm 23.4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H</text:span><text:span text:style-name="T2">O</text:span><text:span text:style-name="T2">W</text:span><text:span text:style-name="T2">-</text:span><text:span text:style-name="T2">R</text:span><text:span text:style-name="T2">A</text:span><text:span text:style-name="T2">I</text:span><text:span text:style-name="T2">S</text:span><text:span text:style-name="T2">E</text:span><text:span text:style-name="T2">D</text:span><text:span text:style-name="T2">-</text:span><text:span text:style-name="T2">C</text:span><text:span text:style-name="T2">A</text:span><text:span text:style-name="T2">R</text:span><text:span text:style-name="T2">D</text:span><text:span text:style-name="T2">S</text:span><text:span text:style-name="T2">(</text:span><text:span text:style-name="T2">R</text:span><text:span text:style-name="T2">a</text:span><text:span text:style-name="T2">i</text:span><text:span text:style-name="T2">s</text:span><text:span text:style-name="T2">e</text:span><text:span text:style-name="T2">d</text:span><text:span text:style-name="T2">C</text:span><text:span text:style-name="T2">a</text:span><text:span text:style-name="T2">r</text:span><text:span text:style-name="T2">d</text:span><text:span text:style-name="T2">S</text:span><text:span text:style-name="T2">e</text:span><text:span text:style-name="T2">t</text:span><text:span text:style-name="T2">[</text:span><text:span text:style-name="T2">]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6.9cm 21.242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H</text:span><text:span text:style-name="T1">O</text:span><text:span text:style-name="T1">W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D</text:span><text:span text:style-name="T1">-</text:span><text:span text:style-name="T1">C</text:span><text:span text:style-name="T1">A</text:span><text:span text:style-name="T1">R</text:span><text:span text:style-name="T1">D</text:span><text:span text:style-name="T1">S</text:span><text:span text:style-name="T1">(</text:span><text:span text:style-name="T1">R</text:span><text:span text:style-name="T1">a</text:span><text:span text:style-name="T1">i</text:span><text:span text:style-name="T1">s</text:span><text:span text:style-name="T1">e</text:span><text:span text:style-name="T1">d</text:span><text:span text:style-name="T1">C</text:span><text:span text:style-name="T1">a</text:span><text:span text:style-name="T1">r</text:span><text:span text:style-name="T1">d</text:span><text:span text:style-name="T1">S</text:span><text:span text:style-name="T1">e</text:span><text:span text:style-name="T1">t</text:span><text:span text:style-name="T1">[</text:span><text:span text:style-name="T1">]</text:span><text:span text:style-name="T1">)</text:span></text:p>
          </draw:text-box>
        </draw:frame>
        <draw:line draw:style-name="gr23" draw:text-style-name="P3" draw:layer="layout" svg:x1="6.9cm" svg:y1="24.4cm" svg:x2="15.3cm" svg:y2="25.7cm">
          <text:p/>
        </draw:line>
        <draw:line draw:style-name="gr24" draw:text-style-name="P3" draw:layer="layout" svg:x1="6.8cm" svg:y1="21.9cm" svg:x2="15.1cm" svg:y2="22cm">
          <text:p/>
        </draw:line>
        <draw:line draw:style-name="gr25" draw:text-style-name="P3" draw:layer="layout" svg:x1="6.9cm" svg:y1="20.5cm" svg:x2="15.2cm" svg:y2="18.6cm">
          <text:p/>
        </draw:line>
        <draw:custom-shape draw:style-name="gr1" draw:text-style-name="P1" draw:layer="layout" svg:width="2.7cm" svg:height="1.921cm" svg:x="15.3cm" svg:y="17.479cm">
          <text:p/>
          <draw:enhanced-geometry svg:viewBox="0 0 21600 21600" draw:glue-points="10800 0 3163 3163 0 10800 3163 18437 10800 21600 18437 18437 21600 10800 18437 3163" draw:text-areas="3163 3163 18437 18437" draw:type="smiley" draw:modifiers="17880.124869927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9" draw:text-style-name="P6" draw:layer="layout" svg:width="8.257cm" svg:height="0.646cm" draw:transform="rotate (0.236492113645232) translate (6.898cm 19.578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H</text:span><text:span text:style-name="T1">O</text:span><text:span text:style-name="T1">W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D</text:span><text:span text:style-name="T1">-</text:span><text:span text:style-name="T1">C</text:span><text:span text:style-name="T1">A</text:span><text:span text:style-name="T1">R</text:span><text:span text:style-name="T1">D</text:span><text:span text:style-name="T1">S</text:span><text:span text:style-name="T1">(</text:span><text:span text:style-name="T1">R</text:span><text:span text:style-name="T1">a</text:span><text:span text:style-name="T1">i</text:span><text:span text:style-name="T1">s</text:span><text:span text:style-name="T1">e</text:span><text:span text:style-name="T1">d</text:span><text:span text:style-name="T1">C</text:span><text:span text:style-name="T1">a</text:span><text:span text:style-name="T1">r</text:span><text:span text:style-name="T1">d</text:span><text:span text:style-name="T1">S</text:span><text:span text:style-name="T1">e</text:span><text:span text:style-name="T1">t</text:span><text:span text:style-name="T1">[</text:span><text:span text:style-name="T1">]</text:span><text:span text:style-name="T1">)</text:span></text:p>
          </draw:text-box>
        </draw:frame>
      </draw:page>
      <draw:page draw:name="page13" draw:style-name="dp1" draw:master-page-name="Default">
        <draw:custom-shape draw:style-name="gr1" draw:text-style-name="P1" draw:layer="layout" svg:width="2.7cm" svg:height="1.921cm" svg:x="14.103cm" svg:y="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016cm" svg:y="6.8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3.93cm" svg:y="10.179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3cm" svg:y="5.4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6" draw:text-style-name="P8" draw:layer="layout" svg:width="7.794cm" svg:height="1.039cm" draw:transform="rotate (-0.0897099235525085) translate (6.937cm 9.667cm)">
          <draw:text-box>
            <text:p text:style-name="P7"><text:span text:style-name="T2">S</text:span><text:span text:style-name="T2">T</text:span><text:span text:style-name="T2">O</text:span><text:span text:style-name="T2">C</text:span><text:span text:style-name="T2">1</text:span><text:span text:style-name="T2">C</text:span><text:span text:style-name="T2">-</text:span><text:span text:style-name="T2">D</text:span><text:span text:style-name="T2">U</text:span><text:span text:style-name="T2">M</text:span><text:span text:style-name="T2">P</text:span><text:span text:style-name="T2">-</text:span><text:span text:style-name="T2">P</text:span><text:span text:style-name="T2">E</text:span><text:span text:style-name="T2">N</text:span><text:span text:style-name="T2">A</text:span><text:span text:style-name="T2">L</text:span><text:span text:style-name="T2">T</text:span><text:span text:style-name="T2">Y</text:span><text:span text:style-name="T2">-</text:span><text:span text:style-name="T2">C</text:span><text:span text:style-name="T2">A</text:span><text:span text:style-name="T2">R</text:span><text:span text:style-name="T2">D</text:span><text:span text:style-name="T2">S</text:span><text:span text:style-name="T2"> </text:span><text:span text:style-name="T2">(</text:span><text:span text:style-name="T2">p</text:span><text:span text:style-name="T2">e</text:span><text:span text:style-name="T2">n</text:span><text:span text:style-name="T2">a</text:span><text:span text:style-name="T2">l</text:span><text:span text:style-name="T2">t</text:span><text:span text:style-name="T2">y</text:span><text:span text:style-name="T2">C</text:span><text:span text:style-name="T2">a</text:span><text:span text:style-name="T2">r</text:span><text:span text:style-name="T2">d</text:span><text:span text:style-name="T2">S</text:span><text:span text:style-name="T2">e</text:span><text:span text:style-name="T2">t</text:span><text:span text:style-name="T2"> </text:span><text:span text:style-name="T2">[</text:span><text:span text:style-name="T2"> </text:span><text:span text:style-name="T2">]</text:span><text:span text:style-name="T2"> </text:span><text:span text:style-name="T2">)</text:span></text:p>
          </draw:text-box>
        </draw:frame>
        <draw:line draw:style-name="gr30" draw:text-style-name="P3" draw:layer="layout" svg:x1="6.203cm" svg:y1="10.866cm" svg:x2="13.396cm" svg:y2="11.634cm">
          <text:p/>
        </draw:line>
        <draw:custom-shape draw:style-name="gr1" draw:text-style-name="P1" draw:layer="layout" svg:width="2.7cm" svg:height="1.921cm" svg:x="14.3cm" svg:y="14.4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213cm" svg:y="17.8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127cm" svg:y="21.2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4cm" svg:y="15.9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6.5cm" svg:y1="17.272cm" svg:x2="13.8cm" svg:y2="15.372cm">
          <text:p/>
        </draw:line>
        <draw:line draw:style-name="gr11" draw:text-style-name="P3" draw:layer="layout" svg:x1="7.4cm" svg:y1="18.972cm" svg:x2="13.6cm" svg:y2="18.872cm">
          <text:p/>
        </draw:line>
        <draw:line draw:style-name="gr12" draw:text-style-name="P3" draw:layer="layout" svg:x1="7.1cm" svg:y1="20.872cm" svg:x2="13.4cm" svg:y2="22.272cm">
          <text:p/>
        </draw:line>
        <draw:frame draw:style-name="gr13" draw:text-style-name="P4" draw:layer="layout" svg:width="8.219cm" svg:height="0.645cm" draw:transform="rotate (0.266686309704734) translate (6.76cm 16.56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O</text:span><text:span text:style-name="T1">V</text:span><text:span text:style-name="T1">E</text:span><text:span text:style-name="T1">R</text:span><text:span text:style-name="T1">(</text:span><text:span text:style-name="T1"> 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25cm 20.539cm)">
          <draw:text-box>
            <text:p text:style-name="P9"><text:span text:style-name="T2">S</text:span><text:span text:style-name="T2">T</text:span><text:span text:style-name="T2">O</text:span><text:span text:style-name="T2">C</text:span><text:span text:style-name="T2">-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-</text:span><text:span text:style-name="T2">G</text:span><text:span text:style-name="T2">A</text:span><text:span text:style-name="T2">M</text:span><text:span text:style-name="T2">E</text:span><text:span text:style-name="T2">-</text:span><text:span text:style-name="T2">O</text:span><text:span text:style-name="T2">V</text:span><text:span text:style-name="T2">E</text:span><text:span text:style-name="T2">R</text:span><text:span text:style-name="T2">(</text:span><text:span text:style-name="T2"> 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104cm 18.288cm)">
          <draw:text-box>
            <text:p text:style-name="P9"><text:span text:style-name="T1">S</text:span><text:span text:style-name="T1">T</text:span><text:span text:style-name="T1">O</text:span><text:span text:style-name="T1">C</text:span><text:span text:style-name="T1">-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O</text:span><text:span text:style-name="T1">V</text:span><text:span text:style-name="T1">E</text:span><text:span text:style-name="T1">R</text:span><text:span text:style-name="T1">(</text:span><text:span text:style-name="T1"> </text:span><text:span text:style-name="T1">)</text:span></text:p>
          </draw:text-box>
        </draw:frame>
      </draw:page>
      <draw:page draw:name="page14" draw:style-name="dp1" draw:master-page-name="Default">
        <draw:custom-shape draw:style-name="gr1" draw:text-style-name="P1" draw:layer="layout" svg:width="2.7cm" svg:height="1.921cm" svg:x="14.901cm" svg:y="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814cm" svg:y="6.1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728cm" svg:y="9.4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.001cm" svg:y="4.2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.101cm" svg:y1="5.5cm" svg:x2="14.401cm" svg:y2="3.6cm">
          <text:p/>
        </draw:line>
        <draw:line draw:style-name="gr11" draw:text-style-name="P3" draw:layer="layout" svg:x1="8.001cm" svg:y1="7.2cm" svg:x2="14.201cm" svg:y2="7.1cm">
          <text:p/>
        </draw:line>
        <draw:line draw:style-name="gr12" draw:text-style-name="P3" draw:layer="layout" svg:x1="7.701cm" svg:y1="9.1cm" svg:x2="14.001cm" svg:y2="10.5cm">
          <text:p/>
        </draw:line>
        <draw:frame draw:style-name="gr13" draw:text-style-name="P4" draw:layer="layout" svg:width="8.219cm" svg:height="0.645cm" draw:transform="rotate (0.266686309704734) translate (7.361cm 4.794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2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851cm 8.767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E</text:span><text:span text:style-name="T2">T</text:span><text:span text:style-name="T2">-</text:span><text:span text:style-name="T2">W</text:span><text:span text:style-name="T2">H</text:span><text:span text:style-name="T2">O</text:span><text:span text:style-name="T2">S</text:span><text:span text:style-name="T2">-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2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705cm 6.51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2</text:span><text:span text:style-name="T1">)</text:span></text:p>
          </draw:text-box>
        </draw:frame>
        <draw:custom-shape draw:style-name="gr1" draw:text-style-name="P1" draw:layer="layout" svg:width="2.7cm" svg:height="1.921cm" svg:x="15.435cm" svg:y="14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634cm" svg:y="18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735cm" svg:y="22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701cm" svg:y="16.1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3" draw:text-style-name="P6" draw:layer="layout" svg:width="6.861cm" svg:height="0.645cm" draw:transform="rotate (0.0113446401379631) translate (8.6cm 18.878cm)">
          <draw:text-box>
            <text:p><text:span text:style-name="T1">C</text:span><text:span text:style-name="T1">T</text:span><text:span text:style-name="T1">O</text:span><text:span text:style-name="T1">S</text:span><text:span text:style-name="T1">-</text:span><text:span text:style-name="T1">P</text:span><text:span text:style-name="T1">L</text:span><text:span text:style-name="T1">A</text:span><text:span text:style-name="T1">C</text:span><text:span text:style-name="T1">E</text:span><text:span text:style-name="T1">-</text:span><text:span text:style-name="T1">C</text:span><text:span text:style-name="T1">A</text:span><text:span text:style-name="T1">R</text:span><text:span text:style-name="T1">D</text:span><text:span text:style-name="T1">(</text:span><text:span text:style-name="T1">C</text:span><text:span text:style-name="T1">a</text:span><text:span text:style-name="T1">r</text:span><text:span text:style-name="T1">d</text:span><text:span text:style-name="T1">S</text:span><text:span text:style-name="T1">e</text:span><text:span text:style-name="T1">t</text:span><text:span text:style-name="T1">[</text:span><text:span text:style-name="T1">]</text:span><text:span text:style-name="T1">,</text:span><text:span text:style-name="T1">2</text:span><text:span text:style-name="T1">,</text:span><text:span text:style-name="T1">8</text:span><text:span text:style-name="T1">)</text:span></text:p>
          </draw:text-box>
        </draw:frame>
        <draw:line draw:style-name="gr31" draw:text-style-name="P3" draw:layer="layout" svg:x1="15.3cm" svg:y1="19.7cm" svg:x2="8cm" svg:y2="19.9cm">
          <text:p/>
        </draw:line>
      </draw:page>
      <draw:page draw:name="page15" draw:style-name="dp1" draw:master-page-name="Default">
        <draw:custom-shape draw:style-name="gr1" draw:text-style-name="P1" draw:layer="layout" svg:width="2.7cm" svg:height="1.921cm" svg:x="14.7cm" svg:y="5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099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098cm" svg:y="11.8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8cm" svg:y="6.7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6.9cm" svg:y1="8cm" svg:x2="14.2cm" svg:y2="6.1cm">
          <text:p/>
        </draw:line>
        <draw:line draw:style-name="gr11" draw:text-style-name="P3" draw:layer="layout" svg:x1="7.8cm" svg:y1="9.7cm" svg:x2="14cm" svg:y2="9.6cm">
          <text:p/>
        </draw:line>
        <draw:line draw:style-name="gr12" draw:text-style-name="P3" draw:layer="layout" svg:x1="7.5cm" svg:y1="11.6cm" svg:x2="13.8cm" svg:y2="13cm">
          <text:p/>
        </draw:line>
        <draw:frame draw:style-name="gr18" draw:text-style-name="P5" draw:layer="layout" svg:width="7.878cm" svg:height="0.836cm" draw:transform="rotate (-0.213628300444106) translate (7.877cm 10.7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G</text:span><text:span text:style-name="T2">A</text:span><text:span text:style-name="T2">M</text:span><text:span text:style-name="T2">E</text:span><text:span text:style-name="T2">-</text:span><text:span text:style-name="T2">P</text:span><text:span text:style-name="T2">L</text:span><text:span text:style-name="T2">A</text:span><text:span text:style-name="T2">Y</text:span><text:span text:style-name="T2">E</text:span><text:span text:style-name="T2">D</text:span><text:span text:style-name="T2">(</text:span><text:span text:style-name="T2">2</text:span><text:span text:style-name="T2">,</text:span><text:span text:style-name="T2">2</text:span><text:span text:style-name="T2">)</text:span></text:p>
          </draw:text-box>
        </draw:frame>
        <draw:frame draw:style-name="gr6" draw:text-style-name="P4" draw:layer="layout" svg:width="9.198cm" svg:height="1.039cm" draw:transform="rotate (0.0164060949687467) translate (6.6cm 8.951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D</text:span><text:span text:style-name="T1">(</text:span><text:span text:style-name="T1">2</text:span><text:span text:style-name="T1">,</text:span><text:span text:style-name="T1">2</text:span><text:span text:style-name="T1">)</text:span></text:p>
          </draw:text-box>
        </draw:frame>
        <draw:frame draw:style-name="gr6" draw:text-style-name="P6" draw:layer="layout" svg:width="6.269cm" svg:height="1.039cm" draw:transform="rotate (0.299673032567426) translate (6.804cm 6.907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G</text:span><text:span text:style-name="T1">A</text:span><text:span text:style-name="T1">M</text:span><text:span text:style-name="T1">E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D</text:span><text:span text:style-name="T1">(</text:span><text:span text:style-name="T1">2</text:span><text:span text:style-name="T1">,</text:span><text:span text:style-name="T1">2</text:span><text:span text:style-name="T1">)</text:span></text:p>
          </draw:text-box>
        </draw:frame>
        <draw:custom-shape draw:style-name="gr1" draw:text-style-name="P1" draw:layer="layout" svg:width="2.7cm" svg:height="1.921cm" svg:x="15.1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013cm" svg:y="20.8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927cm" svg:y="24.1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.2cm" svg:y="18.2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5" draw:text-style-name="P3" draw:layer="layout" svg:x1="7.1cm" svg:y1="20.3cm" svg:x2="14.6cm" svg:y2="18.3cm">
          <text:p/>
        </draw:line>
        <draw:frame draw:style-name="gr16" draw:text-style-name="P4" draw:layer="layout" svg:width="6.3cm" svg:height="0.924cm" draw:transform="rotate (0.28309240467348) translate (8.1cm 18.5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  <draw:line draw:style-name="gr7" draw:text-style-name="P3" draw:layer="layout" svg:x1="8.4cm" svg:y1="22cm" svg:x2="14.9cm" svg:y2="21.8cm">
          <text:p/>
        </draw:line>
        <draw:line draw:style-name="gr8" draw:text-style-name="P3" draw:layer="layout" svg:x1="7.8cm" svg:y1="23.6cm" svg:x2="14.5cm" svg:y2="25.6cm">
          <text:p/>
        </draw:line>
        <draw:frame draw:style-name="gr17" draw:text-style-name="P4" draw:layer="layout" svg:width="5.995cm" svg:height="0.76cm" draw:transform="rotate (0.040317105721069) translate (8.9cm 21.185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  <draw:frame draw:style-name="gr9" draw:text-style-name="P4" draw:layer="layout" svg:width="7.498cm" svg:height="0.951cm" draw:transform="rotate (-0.232826922216044) translate (8.092cm 23.108cm)">
          <draw:text-box draw:corner-radius="0.888cm"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(</text:span><text:span text:style-name="T1">)</text:span></text:p>
          </draw:text-box>
        </draw:frame>
      </draw:page>
      <draw:page draw:name="page16" draw:style-name="dp1" draw:master-page-name="Default">
        <draw:custom-shape draw:style-name="gr1" draw:text-style-name="P1" draw:layer="layout" svg:width="2.7cm" svg:height="1.921cm" svg:x="15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913cm" svg:y="6.5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827cm" svg:y="9.8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.1cm" svg:y="4.6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.2cm" svg:y1="5.9cm" svg:x2="14.5cm" svg:y2="4cm">
          <text:p/>
        </draw:line>
        <draw:line draw:style-name="gr11" draw:text-style-name="P3" draw:layer="layout" svg:x1="8.1cm" svg:y1="7.6cm" svg:x2="14.3cm" svg:y2="7.5cm">
          <text:p/>
        </draw:line>
        <draw:line draw:style-name="gr12" draw:text-style-name="P3" draw:layer="layout" svg:x1="7.8cm" svg:y1="9.5cm" svg:x2="14.1cm" svg:y2="10.9cm">
          <text:p/>
        </draw:line>
        <draw:frame draw:style-name="gr13" draw:text-style-name="P4" draw:layer="layout" svg:width="8.219cm" svg:height="0.645cm" draw:transform="rotate (0.266686309704734) translate (7.46cm 5.194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O</text:span><text:span text:style-name="T1">V</text:span><text:span text:style-name="T1">E</text:span><text:span text:style-name="T1">R</text:span><text:span text:style-name="T1"> </text:span><text:span text:style-name="T1">(</text:span><text:span text:style-name="T1"> 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95cm 9.167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R</text:span><text:span text:style-name="T2">A</text:span><text:span text:style-name="T2">I</text:span><text:span text:style-name="T2">S</text:span><text:span text:style-name="T2">E</text:span><text:span text:style-name="T2">-</text:span><text:span text:style-name="T2">T</text:span><text:span text:style-name="T2">I</text:span><text:span text:style-name="T2">M</text:span><text:span text:style-name="T2">E</text:span><text:span text:style-name="T2">-</text:span><text:span text:style-name="T2">O</text:span><text:span text:style-name="T2">V</text:span><text:span text:style-name="T2">E</text:span><text:span text:style-name="T2">R</text:span><text:span text:style-name="T2"> </text:span><text:span text:style-name="T2">(</text:span><text:span text:style-name="T2"> 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804cm 6.91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R</text:span><text:span text:style-name="T1">A</text:span><text:span text:style-name="T1">I</text:span><text:span text:style-name="T1">S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-</text:span><text:span text:style-name="T1">O</text:span><text:span text:style-name="T1">V</text:span><text:span text:style-name="T1">E</text:span><text:span text:style-name="T1">R</text:span><text:span text:style-name="T1"> </text:span><text:span text:style-name="T1">(</text:span><text:span text:style-name="T1"> </text:span><text:span text:style-name="T1">)</text:span></text:p>
          </draw:text-box>
        </draw:frame>
        <draw:custom-shape draw:style-name="gr1" draw:text-style-name="P1" draw:layer="layout" svg:width="2.7cm" svg:height="1.921cm" svg:x="14.7cm" svg:y="17.4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613cm" svg:y="20.8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527cm" svg:y="24.2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8cm" svg:y="19.029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6.9cm" svg:y1="20.272cm" svg:x2="14.2cm" svg:y2="18.372cm">
          <text:p/>
        </draw:line>
        <draw:line draw:style-name="gr11" draw:text-style-name="P3" draw:layer="layout" svg:x1="7.8cm" svg:y1="21.972cm" svg:x2="14cm" svg:y2="21.872cm">
          <text:p/>
        </draw:line>
        <draw:line draw:style-name="gr12" draw:text-style-name="P3" draw:layer="layout" svg:x1="7.5cm" svg:y1="23.872cm" svg:x2="13.8cm" svg:y2="25.272cm">
          <text:p/>
        </draw:line>
        <draw:frame draw:style-name="gr13" draw:text-style-name="P4" draw:layer="layout" svg:width="8.219cm" svg:height="0.645cm" draw:transform="rotate (0.266686309704734) translate (7.16cm 19.56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3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65cm 23.539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E</text:span><text:span text:style-name="T2">T</text:span><text:span text:style-name="T2">-</text:span><text:span text:style-name="T2">W</text:span><text:span text:style-name="T2">H</text:span><text:span text:style-name="T2">O</text:span><text:span text:style-name="T2">S</text:span><text:span text:style-name="T2">-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3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504cm 21.288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3</text:span><text:span text:style-name="T1">)</text:span></text:p>
          </draw:text-box>
        </draw:frame>
      </draw:page>
      <draw:page draw:name="page17" draw:style-name="dp1" draw:master-page-name="Default">
        <draw:custom-shape draw:style-name="gr1" draw:text-style-name="P1" draw:layer="layout" svg:width="2.7cm" svg:height="1.921cm" svg:x="15.198cm" svg:y="4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397cm" svg:y="8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498cm" svg:y="12.4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464cm" svg:y="5.8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3" draw:text-style-name="P6" draw:layer="layout" svg:width="6.861cm" svg:height="0.645cm" draw:transform="rotate (-0.493928178314396) translate (8.463cm 9.114cm)">
          <draw:text-box>
            <text:p><text:span text:style-name="T1">C</text:span><text:span text:style-name="T1">T</text:span><text:span text:style-name="T1">O</text:span><text:span text:style-name="T1">S</text:span><text:span text:style-name="T1">-</text:span><text:span text:style-name="T1">P</text:span><text:span text:style-name="T1">A</text:span><text:span text:style-name="T1">S</text:span><text:span text:style-name="T1">S</text:span><text:span text:style-name="T1"> </text:span><text:span text:style-name="T1">(</text:span><text:span text:style-name="T1"> </text:span><text:span text:style-name="T1">)</text:span></text:p>
          </draw:text-box>
        </draw:frame>
        <draw:line draw:style-name="gr19" draw:text-style-name="P3" draw:layer="layout" svg:x1="14.564cm" svg:y1="13.3cm" svg:x2="7.198cm" svg:y2="9.3cm">
          <text:p/>
        </draw:line>
        <draw:custom-shape draw:style-name="gr1" draw:text-style-name="P1" draw:layer="layout" svg:width="2.7cm" svg:height="1.921cm" svg:x="14.701cm" svg:y="17.4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614cm" svg:y="20.8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528cm" svg:y="24.2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801cm" svg:y="19.029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6.901cm" svg:y1="20.272cm" svg:x2="14.201cm" svg:y2="18.372cm">
          <text:p/>
        </draw:line>
        <draw:line draw:style-name="gr11" draw:text-style-name="P3" draw:layer="layout" svg:x1="7.801cm" svg:y1="21.972cm" svg:x2="14.001cm" svg:y2="21.872cm">
          <text:p/>
        </draw:line>
        <draw:line draw:style-name="gr12" draw:text-style-name="P3" draw:layer="layout" svg:x1="7.501cm" svg:y1="23.872cm" svg:x2="13.801cm" svg:y2="25.272cm">
          <text:p/>
        </draw:line>
        <draw:frame draw:style-name="gr13" draw:text-style-name="P4" draw:layer="layout" svg:width="8.219cm" svg:height="0.645cm" draw:transform="rotate (0.266686309704734) translate (7.161cm 19.56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1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651cm 23.539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E</text:span><text:span text:style-name="T2">T</text:span><text:span text:style-name="T2">-</text:span><text:span text:style-name="T2">W</text:span><text:span text:style-name="T2">H</text:span><text:span text:style-name="T2">O</text:span><text:span text:style-name="T2">S</text:span><text:span text:style-name="T2">-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1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505cm 21.288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1</text:span><text:span text:style-name="T1">)</text:span><text:span text:style-name="T1">)</text:span></text:p>
          </draw:text-box>
        </draw:frame>
      </draw:page>
      <draw:page draw:name="page18" draw:style-name="dp1" draw:master-page-name="Default">
        <draw:custom-shape draw:style-name="gr1" draw:text-style-name="P1" draw:layer="layout" svg:width="2.7cm" svg:height="1.921cm" svg:x="15.234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433cm" svg:y="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534cm" svg:y="10.4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5cm" svg:y="3.857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3" draw:text-style-name="P6" draw:layer="layout" svg:width="7.025cm" svg:height="0.645cm" draw:transform="rotate (0.256388867117967) translate (6.777cm 4.781cm)">
          <draw:text-box>
            <text:p><text:span text:style-name="T1">C</text:span><text:span text:style-name="T1">T</text:span><text:span text:style-name="T1">O</text:span><text:span text:style-name="T1">S</text:span><text:span text:style-name="T1">-</text:span><text:span text:style-name="T1">P</text:span><text:span text:style-name="T1">A</text:span><text:span text:style-name="T1">S</text:span><text:span text:style-name="T1">S</text:span><text:span text:style-name="T1"> </text:span><text:span text:style-name="T1">(</text:span><text:span text:style-name="T1"> </text:span><text:span text:style-name="T1">)</text:span></text:p>
          </draw:text-box>
        </draw:frame>
        <draw:line draw:style-name="gr32" draw:text-style-name="P3" draw:layer="layout" svg:x1="14.536cm" svg:y1="3.5cm" svg:x2="6.236cm" svg:y2="6.1cm">
          <text:p/>
        </draw:line>
        <draw:custom-shape draw:style-name="gr1" draw:text-style-name="P1" draw:layer="layout" svg:width="2.7cm" svg:height="1.921cm" svg:x="15.2cm" svg:y="15.1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113cm" svg:y="18.5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027cm" svg:y="21.9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.3cm" svg:y="16.729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.4cm" svg:y1="17.972cm" svg:x2="14.7cm" svg:y2="16.072cm">
          <text:p/>
        </draw:line>
        <draw:line draw:style-name="gr11" draw:text-style-name="P3" draw:layer="layout" svg:x1="8.3cm" svg:y1="19.672cm" svg:x2="14.5cm" svg:y2="19.572cm">
          <text:p/>
        </draw:line>
        <draw:line draw:style-name="gr12" draw:text-style-name="P3" draw:layer="layout" svg:x1="8cm" svg:y1="21.572cm" svg:x2="14.3cm" svg:y2="22.972cm">
          <text:p/>
        </draw:line>
        <draw:frame draw:style-name="gr13" draw:text-style-name="P4" draw:layer="layout" svg:width="8.219cm" svg:height="0.645cm" draw:transform="rotate (0.266686309704734) translate (7.66cm 17.26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2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9.15cm 21.239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E</text:span><text:span text:style-name="T2">T</text:span><text:span text:style-name="T2">-</text:span><text:span text:style-name="T2">W</text:span><text:span text:style-name="T2">H</text:span><text:span text:style-name="T2">O</text:span><text:span text:style-name="T2">S</text:span><text:span text:style-name="T2">-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2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9.004cm 18.988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2</text:span><text:span text:style-name="T1">)</text:span><text:span text:style-name="T1">)</text:span></text:p>
          </draw:text-box>
        </draw:frame>
      </draw:page>
      <draw:page draw:name="page19" draw:style-name="dp1" draw:master-page-name="Default">
        <draw:custom-shape draw:style-name="gr2" draw:text-style-name="P1" draw:layer="layout" svg:width="2.701cm" svg:height="1.921cm" svg:x="15.3cm" svg:y="5.0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5.535cm" svg:y="9.02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2cm" svg:y="2.3cm">
          <draw:image xlink:href="Pictures/10000000000004B5000003D4E6B1436C1FAE3281.jpg" xlink:type="simple" xlink:show="embed" xlink:actuate="onLoad" draw:mime-type="image/jpeg">
            <text:p/>
          </draw:image>
        </draw:frame>
        <draw:frame draw:style-name="gr13" draw:text-style-name="P6" draw:layer="layout" svg:width="6.861cm" svg:height="0.645cm" draw:transform="rotate (0.0113446401379631) translate (8.4cm 5.122cm)">
          <draw:text-box>
            <text:p text:style-name="P9"><text:span text:style-name="T1">C</text:span><text:span text:style-name="T1">T</text:span><text:span text:style-name="T1">O</text:span><text:span text:style-name="T1">S</text:span><text:span text:style-name="T1">-</text:span><text:span text:style-name="T1">P</text:span><text:span text:style-name="T1">A</text:span><text:span text:style-name="T1">S</text:span><text:span text:style-name="T1">S</text:span><text:span text:style-name="T1"> </text:span><text:span text:style-name="T1">(</text:span><text:span text:style-name="T1"> </text:span><text:span text:style-name="T1">)</text:span></text:p>
          </draw:text-box>
        </draw:frame>
        <draw:line draw:style-name="gr31" draw:text-style-name="P3" draw:layer="layout" svg:x1="15.1cm" svg:y1="5.944cm" svg:x2="7.8cm" svg:y2="6.144cm">
          <text:p/>
        </draw:line>
        <draw:custom-shape draw:style-name="gr2" draw:text-style-name="P1" draw:layer="layout" svg:width="2.701cm" svg:height="1.921cm" svg:x="15.299cm" svg:y="1.9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3cm" svg:y="5.0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5.3cm" svg:y="5.0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7cm" svg:height="1.921cm" svg:x="14.9cm" svg:y="14.8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813cm" svg:y="18.2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727cm" svg:y="21.6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cm" svg:y="16.429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.1cm" svg:y1="17.672cm" svg:x2="14.4cm" svg:y2="15.772cm">
          <text:p/>
        </draw:line>
        <draw:line draw:style-name="gr11" draw:text-style-name="P3" draw:layer="layout" svg:x1="8cm" svg:y1="19.372cm" svg:x2="14.2cm" svg:y2="19.272cm">
          <text:p/>
        </draw:line>
        <draw:line draw:style-name="gr12" draw:text-style-name="P3" draw:layer="layout" svg:x1="7.7cm" svg:y1="21.272cm" svg:x2="14cm" svg:y2="22.672cm">
          <text:p/>
        </draw:line>
        <draw:frame draw:style-name="gr13" draw:text-style-name="P4" draw:layer="layout" svg:width="8.219cm" svg:height="0.645cm" draw:transform="rotate (0.266686309704734) translate (7.36cm 16.96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P</text:span><text:span text:style-name="T1">L</text:span><text:span text:style-name="T1">A</text:span><text:span text:style-name="T1">Y</text:span><text:span text:style-name="T1">-</text:span><text:span text:style-name="T1">O</text:span><text:span text:style-name="T1">V</text:span><text:span text:style-name="T1">E</text:span><text:span text:style-name="T1">R</text:span><text:span text:style-name="T1">(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85cm 20.939cm)">
          <draw:text-box>
            <text:p text:style-name="P9"><text:span text:style-name="T2">S</text:span><text:span text:style-name="T2">T</text:span><text:span text:style-name="T2">O</text:span><text:span text:style-name="T2">C</text:span><text:span text:style-name="T2">-</text:span><text:span text:style-name="T2">P</text:span><text:span text:style-name="T2">L</text:span><text:span text:style-name="T2">A</text:span><text:span text:style-name="T2">Y</text:span><text:span text:style-name="T2">-</text:span><text:span text:style-name="T2">O</text:span><text:span text:style-name="T2">V</text:span><text:span text:style-name="T2">E</text:span><text:span text:style-name="T2">R</text:span><text:span text:style-name="T2">(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704cm 18.688cm)">
          <draw:text-box>
            <text:p text:style-name="P9"><text:span text:style-name="T1">S</text:span><text:span text:style-name="T1">T</text:span><text:span text:style-name="T1">O</text:span><text:span text:style-name="T1">C</text:span><text:span text:style-name="T1">-</text:span><text:span text:style-name="T1">P</text:span><text:span text:style-name="T1">L</text:span><text:span text:style-name="T1">A</text:span><text:span text:style-name="T1">Y</text:span><text:span text:style-name="T1">-</text:span><text:span text:style-name="T1">O</text:span><text:span text:style-name="T1">V</text:span><text:span text:style-name="T1">E</text:span><text:span text:style-name="T1">R</text:span><text:span text:style-name="T1">(</text:span><text:span text:style-name="T1">)</text:span></text:p>
          </draw:text-box>
        </draw:frame>
      </draw:page>
      <draw:page draw:name="page20" draw:style-name="dp1" draw:master-page-name="Default">
        <draw:custom-shape draw:style-name="gr1" draw:text-style-name="P1" draw:layer="layout" svg:width="2.7cm" svg:height="1.921cm" svg:x="14.5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413cm" svg:y="7.5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327cm" svg:y="10.8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1.6cm" svg:y="5.657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6.7cm" svg:y1="6.9cm" svg:x2="14cm" svg:y2="5cm">
          <text:p/>
        </draw:line>
        <draw:line draw:style-name="gr11" draw:text-style-name="P3" draw:layer="layout" svg:x1="7.6cm" svg:y1="8.6cm" svg:x2="13.8cm" svg:y2="8.5cm">
          <text:p/>
        </draw:line>
        <draw:line draw:style-name="gr12" draw:text-style-name="P3" draw:layer="layout" svg:x1="7.3cm" svg:y1="10.5cm" svg:x2="13.6cm" svg:y2="11.9cm">
          <text:p/>
        </draw:line>
        <draw:frame draw:style-name="gr13" draw:text-style-name="P4" draw:layer="layout" svg:width="8.219cm" svg:height="0.645cm" draw:transform="rotate (0.266686309704734) translate (6.96cm 6.194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2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45cm 10.167cm)">
          <draw:text-box>
            <text:p><text:span text:style-name="T2">S</text:span><text:span text:style-name="T2">T</text:span><text:span text:style-name="T2">O</text:span><text:span text:style-name="T2">C</text:span><text:span text:style-name="T2">-</text:span><text:span text:style-name="T2">S</text:span><text:span text:style-name="T2">E</text:span><text:span text:style-name="T2">T</text:span><text:span text:style-name="T2">-</text:span><text:span text:style-name="T2">W</text:span><text:span text:style-name="T2">H</text:span><text:span text:style-name="T2">O</text:span><text:span text:style-name="T2">S</text:span><text:span text:style-name="T2">-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2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304cm 7.91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S</text:span><text:span text:style-name="T1">E</text:span><text:span text:style-name="T1">T</text:span><text:span text:style-name="T1">-</text:span><text:span text:style-name="T1">W</text:span><text:span text:style-name="T1">H</text:span><text:span text:style-name="T1">O</text:span><text:span text:style-name="T1">S</text:span><text:span text:style-name="T1">-</text:span><text:span text:style-name="T1">T</text:span><text:span text:style-name="T1">U</text:span><text:span text:style-name="T1">R</text:span><text:span text:style-name="T1">N</text:span><text:span text:style-name="T1"> </text:span><text:span text:style-name="T1">(</text:span><text:span text:style-name="T1">2</text:span><text:span text:style-name="T1">)</text:span></text:p>
          </draw:text-box>
        </draw:frame>
      </draw:page>
      <draw:page draw:name="page21" draw:style-name="dp1" draw:master-page-name="Default">
        <draw:custom-shape draw:style-name="gr1" draw:text-style-name="P1" draw:layer="layout" svg:width="2.7cm" svg:height="1.921cm" svg:x="14.9cm" svg:y="3.4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701cm" svg:height="1.921cm" svg:x="14.813cm" svg:y="6.8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2.702cm" svg:height="1.921cm" svg:x="14.727cm" svg:y="10.2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6.3cm" svg:height="5.643cm" svg:x="2cm" svg:y="5.029cm">
          <draw:image xlink:href="Pictures/10000000000004B5000003D4E6B1436C1FAE3281.jpg" xlink:type="simple" xlink:show="embed" xlink:actuate="onLoad" draw:mime-type="image/jpeg">
            <text:p/>
          </draw:image>
        </draw:frame>
        <draw:line draw:style-name="gr10" draw:text-style-name="P3" draw:layer="layout" svg:x1="7.1cm" svg:y1="6.272cm" svg:x2="14.4cm" svg:y2="4.372cm">
          <text:p/>
        </draw:line>
        <draw:line draw:style-name="gr11" draw:text-style-name="P3" draw:layer="layout" svg:x1="8cm" svg:y1="7.972cm" svg:x2="14.2cm" svg:y2="7.872cm">
          <text:p/>
        </draw:line>
        <draw:line draw:style-name="gr12" draw:text-style-name="P3" draw:layer="layout" svg:x1="7.7cm" svg:y1="9.872cm" svg:x2="14cm" svg:y2="11.272cm">
          <text:p/>
        </draw:line>
        <draw:frame draw:style-name="gr13" draw:text-style-name="P4" draw:layer="layout" svg:width="8.219cm" svg:height="0.645cm" draw:transform="rotate (0.266686309704734) translate (7.36cm 5.566cm)">
          <draw:text-box>
            <text:p><text:span text:style-name="T1">S</text:span><text:span text:style-name="T1">T</text:span><text:span text:style-name="T1">O</text:span><text:span text:style-name="T1">C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-</text:span><text:span text:style-name="T1">W</text:span><text:span text:style-name="T1">O</text:span><text:span text:style-name="T1">N</text:span><text:span text:style-name="T1"> </text:span><text:span text:style-name="T1">(</text:span><text:span text:style-name="T1">3</text:span><text:span text:style-name="T1">)</text:span></text:p>
          </draw:text-box>
        </draw:frame>
        <draw:frame draw:style-name="gr14" draw:text-style-name="P5" draw:layer="layout" svg:width="8.219cm" svg:height="0.963cm" draw:transform="rotate (-0.156556033903892) translate (8.85cm 9.539cm)">
          <draw:text-box>
            <text:p text:style-name="P9"><text:span text:style-name="T2">S</text:span><text:span text:style-name="T2">T</text:span><text:span text:style-name="T2">O</text:span><text:span text:style-name="T2">C</text:span><text:span text:style-name="T2">-</text:span><text:span text:style-name="T2">P</text:span><text:span text:style-name="T2">L</text:span><text:span text:style-name="T2">A</text:span><text:span text:style-name="T2">Y</text:span><text:span text:style-name="T2">E</text:span><text:span text:style-name="T2">R</text:span><text:span text:style-name="T2">-</text:span><text:span text:style-name="T2">W</text:span><text:span text:style-name="T2">O</text:span><text:span text:style-name="T2">N</text:span><text:span text:style-name="T2"> </text:span><text:span text:style-name="T2">(</text:span><text:span text:style-name="T2">3</text:span><text:span text:style-name="T2">)</text:span></text:p>
          </draw:text-box>
        </draw:frame>
        <draw:frame draw:style-name="gr15" draw:text-style-name="P4" draw:layer="layout" svg:width="8.683cm" svg:height="0.884cm" draw:transform="rotate (0.0164060949687467) translate (8.704cm 7.288cm)">
          <draw:text-box>
            <text:p text:style-name="P9"><text:span text:style-name="T1">S</text:span><text:span text:style-name="T1">T</text:span><text:span text:style-name="T1">O</text:span><text:span text:style-name="T1">C</text:span><text:span text:style-name="T1">-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-</text:span><text:span text:style-name="T1">W</text:span><text:span text:style-name="T1">O</text:span><text:span text:style-name="T1">N</text:span><text:span text:style-name="T1"> </text:span><text:span text:style-name="T1">(</text:span><text:span text:style-name="T1">3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5" draw:display-name="Arrowheads 15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5T13:27:29.771406450</meta:creation-date>
    <dc:date>2023-06-16T14:55:13.742972897</dc:date>
    <meta:editing-duration>PT35M21S</meta:editing-duration>
    <meta:editing-cycles>7</meta:editing-cycles>
    <meta:generator>LibreOffice/7.0.6.2$Linux_X86_64 LibreOffice_project/144abb84a525d8e30c9dbbefa69cbbf2d8d4ae3b</meta:generator>
    <meta:document-statistic meta:object-count="358"/>
  </office:meta>
</office:document-meta>
</file>